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number-columns-repeated="6" table:default-cell-style-name="Default"/>
        <table:table-column table:style-name="co8" table:number-columns-repeated="3" table:default-cell-style-name="Default"/>
        <table:table-column table:style-name="co6" table:number-columns-repeated="6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8" table:number-columns-repeated="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8" table:number-columns-repeated="5" table:default-cell-style-name="Default"/>
        <table:table-column table:style-name="co6" table:number-columns-repeated="3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5" table:number-columns-repeated="8" table:default-cell-style-name="Default"/>
        <table:table-column table:style-name="co6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6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17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85.375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6.75">
            <text:p>106.75</text:p>
          </table:table-cell>
          <table:table-cell office:value-type="float" office:value="114.625">
            <text:p>114.63</text:p>
          </table:table-cell>
          <table:table-cell office:value-type="float" office:value="123.625">
            <text:p>123.63</text:p>
          </table:table-cell>
          <table:table-cell office:value-type="float" office:value="133">
            <text:p>133</text:p>
          </table:table-cell>
          <table:table-cell office:value-type="float" office:value="142.75">
            <text:p>142.75</text:p>
          </table:table-cell>
          <table:table-cell office:value-type="float" office:value="152.875">
            <text:p>152.88</text:p>
          </table:table-cell>
          <table:table-cell office:value-type="float" office:value="153.625">
            <text:p>153.63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8.375">
            <text:p>98.38</text:p>
          </table:table-cell>
          <table:table-cell office:value-type="float" office:value="101.75">
            <text:p>101.75</text:p>
          </table:table-cell>
          <table:table-cell office:value-type="float" office:value="99.125">
            <text:p>99.13</text:p>
          </table:table-cell>
          <table:table-cell office:value-type="float" office:value="99.5">
            <text:p>99.5</text:p>
          </table:table-cell>
          <table:table-cell office:value-type="float" office:value="102.875">
            <text:p>102.88</text:p>
          </table:table-cell>
          <table:table-cell office:value-type="float" office:value="107.25">
            <text:p>107.25</text:p>
          </table:table-cell>
          <table:table-cell office:value-type="float" office:value="112.625">
            <text:p>112.63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123.875">
            <text:p>123.88</text:p>
          </table:table-cell>
          <table:table-cell office:value-type="float" office:value="123.125">
            <text:p>123.13</text:p>
          </table:table-cell>
          <table:table-cell office:value-type="float" office:value="120.875">
            <text:p>120.88</text:p>
          </table:table-cell>
          <table:table-cell office:value-type="float" office:value="116.75">
            <text:p>116.75</text:p>
          </table:table-cell>
          <table:table-cell office:value-type="float" office:value="112.25">
            <text:p>112.25</text:p>
          </table:table-cell>
          <table:table-cell office:value-type="float" office:value="107.375">
            <text:p>107.38</text:p>
          </table:table-cell>
          <table:table-cell office:value-type="float" office:value="103.25">
            <text:p>103.25</text:p>
          </table:table-cell>
          <table:table-cell office:value-type="float" office:value="97.34375">
            <text:p>97.34</text:p>
          </table:table-cell>
          <table:table-cell office:value-type="float" office:value="94.8125">
            <text:p>94.81</text:p>
          </table:table-cell>
          <table:table-cell office:value-type="float" office:value="90.03125">
            <text:p>90.03</text:p>
          </table:table-cell>
          <table:table-cell office:value-type="float" office:value="86.375">
            <text:p>86.38</text:p>
          </table:table-cell>
          <table:table-cell office:value-type="float" office:value="83.84375">
            <text:p>83.84</text:p>
          </table:table-cell>
          <table:table-cell office:value-type="float" office:value="81.6875">
            <text:p>81.69</text:p>
          </table:table-cell>
          <table:table-cell office:value-type="float" office:value="79.90625">
            <text:p>79.91</text:p>
          </table:table-cell>
          <table:table-cell office:value-type="float" office:value="78.5">
            <text:p>78.5</text:p>
          </table:table-cell>
          <table:table-cell office:value-type="float" office:value="79.25">
            <text:p>79.25</text:p>
          </table:table-cell>
          <table:table-cell office:value-type="float" office:value="78.21875">
            <text:p>78.22</text:p>
          </table:table-cell>
          <table:table-cell office:value-type="float" office:value="78.78125">
            <text:p>78.78</text:p>
          </table:table-cell>
          <table:table-cell office:value-type="float" office:value="80.46875">
            <text:p>80.47</text:p>
          </table:table-cell>
          <table:table-cell office:value-type="float" office:value="83.5625">
            <text:p>83.56</text:p>
          </table:table-cell>
          <table:table-cell office:value-type="float" office:value="86.9375">
            <text:p>86.94</text:p>
          </table:table-cell>
          <table:table-cell office:value-type="float" office:value="90.59375">
            <text:p>90.59</text:p>
          </table:table-cell>
          <table:table-cell office:value-type="float" office:value="93.6875">
            <text:p>93.69</text:p>
          </table:table-cell>
          <table:table-cell table:number-columns-repeated="2" office:value-type="float" office:value="96.21875">
            <text:p>96.22</text:p>
          </table:table-cell>
          <table:table-cell office:value-type="float" office:value="97.90625">
            <text:p>97.91</text:p>
          </table:table-cell>
          <table:table-cell table:number-columns-repeated="2" office:value-type="float" office:value="98.75">
            <text:p>98.75</text:p>
          </table:table-cell>
          <table:table-cell office:value-type="float" office:value="98.46875">
            <text:p>98.47</text:p>
          </table:table-cell>
          <table:table-cell office:value-type="float" office:value="97.90625">
            <text:p>97.91</text:p>
          </table:table-cell>
          <table:table-cell office:value-type="float" office:value="97.0625">
            <text:p>97.06</text:p>
          </table:table-cell>
          <table:table-cell office:value-type="float" office:value="96.5">
            <text:p>96.5</text:p>
          </table:table-cell>
          <table:table-cell table:number-columns-repeated="7" office:value-type="float" office:value="96.21875">
            <text:p>96.22</text:p>
          </table:table-cell>
          <table:table-cell office:value-type="float" office:value="95.375">
            <text:p>95.38</text:p>
          </table:table-cell>
          <table:table-cell office:value-type="float" office:value="94.53125">
            <text:p>94.53</text:p>
          </table:table-cell>
          <table:table-cell office:value-type="float" office:value="93.6875">
            <text:p>93.69</text:p>
          </table:table-cell>
          <table:table-cell office:value-type="float" office:value="92.84375">
            <text:p>92.84</text:p>
          </table:table-cell>
          <table:table-cell office:value-type="float" office:value="92">
            <text:p>92</text:p>
          </table:table-cell>
          <table:table-cell office:value-type="float" office:value="91.15625">
            <text:p>91.16</text:p>
          </table:table-cell>
          <table:table-cell office:value-type="float" office:value="90.3125">
            <text:p>90.31</text:p>
          </table:table-cell>
          <table:table-cell office:value-type="float" office:value="89.375">
            <text:p>89.38</text:p>
          </table:table-cell>
          <table:table-cell office:value-type="float" office:value="88.90625">
            <text:p>88.91</text:p>
          </table:table-cell>
          <table:table-cell office:value-type="float" office:value="87.78125">
            <text:p>87.78</text:p>
          </table:table-cell>
          <table:table-cell office:value-type="float" office:value="87.125">
            <text:p>87.13</text:p>
          </table:table-cell>
          <table:table-cell office:value-type="float" office:value="86.84375">
            <text:p>86.84</text:p>
          </table:table-cell>
          <table:table-cell office:value-type="float" office:value="86.9375">
            <text:p>86.94</text:p>
          </table:table-cell>
          <table:table-cell office:value-type="float" office:value="87.21875">
            <text:p>87.22</text:p>
          </table:table-cell>
          <table:table-cell office:value-type="float" office:value="87.59375">
            <text:p>87.59</text:p>
          </table:table-cell>
          <table:table-cell office:value-type="float" office:value="88.625">
            <text:p>88.63</text:p>
          </table:table-cell>
          <table:table-cell office:value-type="float" office:value="89.28125">
            <text:p>89.28</text:p>
          </table:table-cell>
          <table:table-cell office:value-type="float" office:value="90.03125">
            <text:p>90.03</text:p>
          </table:table-cell>
          <table:table-cell office:value-type="float" office:value="91.90625">
            <text:p>91.91</text:p>
          </table:table-cell>
          <table:table-cell office:value-type="float" office:value="94.0625">
            <text:p>94.06</text:p>
          </table:table-cell>
          <table:table-cell office:value-type="float" office:value="96.125">
            <text:p>96.13</text:p>
          </table:table-cell>
          <table:table-cell office:value-type="float" office:value="98.1875">
            <text:p>98.19</text:p>
          </table:table-cell>
          <table:table-cell office:value-type="float" office:value="99.96875">
            <text:p>99.97</text:p>
          </table:table-cell>
          <table:table-cell office:value-type="float" office:value="101.375">
            <text:p>101.38</text:p>
          </table:table-cell>
          <table:table-cell office:value-type="float" office:value="89.5625">
            <text:p>89.56</text:p>
          </table:table-cell>
          <table:table-cell office:value-type="float" office:value="89.28125">
            <text:p>89.28</text:p>
          </table:table-cell>
          <table:table-cell office:value-type="float" office:value="90.03125">
            <text:p>90.03</text:p>
          </table:table-cell>
          <table:table-cell office:value-type="float" office:value="91.34375">
            <text:p>91.34</text:p>
          </table:table-cell>
          <table:table-cell office:value-type="float" office:value="93.21875">
            <text:p>93.22</text:p>
          </table:table-cell>
          <table:table-cell office:value-type="float" office:value="95.28125">
            <text:p>95.28</text:p>
          </table:table-cell>
          <table:table-cell office:value-type="float" office:value="97.4375">
            <text:p>97.44</text:p>
          </table:table-cell>
          <table:table-cell office:value-type="float" office:value="99.40625">
            <text:p>99.41</text:p>
          </table:table-cell>
          <table:table-cell table:number-columns-repeated="7" office:value-type="float" office:value="101.09375">
            <text:p>101.09</text:p>
          </table:table-cell>
          <table:table-cell office:value-type="float" office:value="100.8125">
            <text:p>100.81</text:p>
          </table:table-cell>
          <table:table-cell office:value-type="float" office:value="99.40625">
            <text:p>99.41</text:p>
          </table:table-cell>
          <table:table-cell office:value-type="float" office:value="97.4375">
            <text:p>97.44</text:p>
          </table:table-cell>
          <table:table-cell office:value-type="float" office:value="94.90625">
            <text:p>94.91</text:p>
          </table:table-cell>
          <table:table-cell office:value-type="float" office:value="92.375">
            <text:p>92.38</text:p>
          </table:table-cell>
          <table:table-cell office:value-type="float" office:value="89.5625">
            <text:p>89.56</text:p>
          </table:table-cell>
          <table:table-cell office:value-type="float" office:value="87.03125">
            <text:p>87.03</text:p>
          </table:table-cell>
          <table:table-cell table:number-columns-repeated="2" office:value-type="float" office:value="84.5">
            <text:p>84.5</text:p>
          </table:table-cell>
          <table:table-cell office:value-type="float" office:value="83.9375">
            <text:p>83.94</text:p>
          </table:table-cell>
          <table:table-cell office:value-type="float" office:value="86.1875">
            <text:p>86.19</text:p>
          </table:table-cell>
          <table:table-cell office:value-type="float" office:value="90.125">
            <text:p>90.13</text:p>
          </table:table-cell>
          <table:table-cell office:value-type="float" office:value="95.75">
            <text:p>95.75</text:p>
          </table:table-cell>
          <table:table-cell office:value-type="float" office:value="101.9375">
            <text:p>101.94</text:p>
          </table:table-cell>
          <table:table-cell office:value-type="float" office:value="108.40625">
            <text:p>108.41</text:p>
          </table:table-cell>
          <table:table-cell office:value-type="float" office:value="114.3125">
            <text:p>114.31</text:p>
          </table:table-cell>
          <table:table-cell office:value-type="float" office:value="119.75">
            <text:p>119.75</text:p>
          </table:table-cell>
          <table:table-cell office:value-type="float" office:value="86.75">
            <text:p>86.75</text:p>
          </table:table-cell>
          <table:table-cell office:value-type="float" office:value="88.8125">
            <text:p>88.81</text:p>
          </table:table-cell>
          <table:table-cell office:value-type="float" office:value="94.4375">
            <text:p>94.44</text:p>
          </table:table-cell>
          <table:table-cell office:value-type="float" office:value="101.75">
            <text:p>101.75</text:p>
          </table:table-cell>
          <table:table-cell office:value-type="float" office:value="111.125">
            <text:p>111.13</text:p>
          </table:table-cell>
          <table:table-cell office:value-type="float" office:value="120.6875">
            <text:p>120.69</text:p>
          </table:table-cell>
          <table:table-cell office:value-type="float" office:value="130.53125">
            <text:p>130.53</text:p>
          </table:table-cell>
          <table:table-cell office:value-type="float" office:value="136.4375">
            <text:p>136.44</text:p>
          </table:table-cell>
          <table:table-cell office:value-type="float" office:value="142.25">
            <text:p>142.25</text:p>
          </table:table-cell>
          <table:table-cell office:value-type="float" office:value="139.25">
            <text:p>139.25</text:p>
          </table:table-cell>
          <table:table-cell office:value-type="float" office:value="134">
            <text:p>134</text:p>
          </table:table-cell>
          <table:table-cell office:value-type="float" office:value="126.5">
            <text:p>126.5</text:p>
          </table:table-cell>
          <table:table-cell office:value-type="float" office:value="118.25">
            <text:p>118.25</text:p>
          </table:table-cell>
          <table:table-cell office:value-type="float" office:value="109.625">
            <text:p>109.63</text:p>
          </table:table-cell>
          <table:table-cell office:value-type="float" office:value="101.75">
            <text:p>101.75</text:p>
          </table:table-cell>
          <table:table-cell office:value-type="float" office:value="96">
            <text:p>96</text:p>
          </table:table-cell>
          <table:table-cell office:value-type="float" office:value="147.5">
            <text:p>147.5</text:p>
          </table:table-cell>
          <table:table-cell office:value-type="float" office:value="155.25">
            <text:p>155.25</text:p>
          </table:table-cell>
          <table:table-cell office:value-type="float" office:value="161.25">
            <text:p>161.25</text:p>
          </table:table-cell>
          <table:table-cell office:value-type="float" office:value="165">
            <text:p>165</text:p>
          </table:table-cell>
          <table:table-cell office:value-type="float" office:value="167.5">
            <text:p>167.5</text:p>
          </table:table-cell>
          <table:table-cell office:value-type="float" office:value="168.25">
            <text:p>168.25</text:p>
          </table:table-cell>
          <table:table-cell office:value-type="float" office:value="168.625">
            <text:p>168.63</text:p>
          </table:table-cell>
          <table:table-cell office:value-type="float" office:value="160.75">
            <text:p>160.75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.375">
            <text:p>30.38</text:p>
          </table:table-cell>
          <table:table-cell office:value-type="float" office:value="156.25">
            <text:p>156.25</text:p>
          </table:table-cell>
          <table:table-cell office:value-type="float" office:value="160.875">
            <text:p>160.88</text:p>
          </table:table-cell>
          <table:table-cell office:value-type="float" office:value="156.25">
            <text:p>156.25</text:p>
          </table:table-cell>
          <table:table-cell office:value-type="float" office:value="145.625">
            <text:p>145.63</text:p>
          </table:table-cell>
          <table:table-cell office:value-type="float" office:value="129.375">
            <text:p>129.38</text:p>
          </table:table-cell>
          <table:table-cell office:value-type="float" office:value="110.75">
            <text:p>110.75</text:p>
          </table:table-cell>
          <table:table-cell office:value-type="float" office:value="91.125">
            <text:p>91.13</text:p>
          </table:table-cell>
          <table:table-cell office:value-type="float" office:value="70.125">
            <text:p>70.13</text:p>
          </table:table-cell>
          <table:table-cell office:value-type="string">
            <text:p><text:s/>52.875]</text:p>
          </table:table-cell>
        </table:table-row>
        <table:table-row table:style-name="ro1">
          <table:table-cell office:value-type="string">
            <text:p>[10.46875</text:p>
          </table:table-cell>
          <table:table-cell office:value-type="float" office:value="10.28125">
            <text:p>10.28</text:p>
          </table:table-cell>
          <table:table-cell office:value-type="float" office:value="10.84375">
            <text:p>10.84</text:p>
          </table:table-cell>
          <table:table-cell office:value-type="float" office:value="11.03125">
            <text:p>11.03</text:p>
          </table:table-cell>
          <table:table-cell office:value-type="float" office:value="12.15625">
            <text:p>12.16</text:p>
          </table:table-cell>
          <table:table-cell office:value-type="float" office:value="13.09375">
            <text:p>13.09</text:p>
          </table:table-cell>
          <table:table-cell office:value-type="float" office:value="12.71875">
            <text:p>12.72</text:p>
          </table:table-cell>
          <table:table-cell office:value-type="float" office:value="11.96875">
            <text:p>11.97</text:p>
          </table:table-cell>
          <table:table-cell office:value-type="float" office:value="9.4375">
            <text:p>9.44</text:p>
          </table:table-cell>
          <table:table-cell office:value-type="float" office:value="7">
            <text:p>7</text:p>
          </table:table-cell>
          <table:table-cell office:value-type="float" office:value="3.375">
            <text:p>3.38</text:p>
          </table:table-cell>
          <table:table-cell office:value-type="float" office:value="-0.71875">
            <text:p>-0.72</text:p>
          </table:table-cell>
          <table:table-cell office:value-type="float" office:value="-5.28125">
            <text:p>-5.28</text:p>
          </table:table-cell>
          <table:table-cell office:value-type="float" office:value="-8.3125">
            <text:p>-8.31</text:p>
          </table:table-cell>
          <table:table-cell office:value-type="float" office:value="-11.375">
            <text:p>-11.38</text:p>
          </table:table-cell>
          <table:table-cell office:value-type="float" office:value="-13.84375">
            <text:p>-13.84</text:p>
          </table:table-cell>
          <table:table-cell office:value-type="float" office:value="-15.09375">
            <text:p>-15.09</text:p>
          </table:table-cell>
          <table:table-cell office:value-type="float" office:value="-13.28125">
            <text:p>-13.28</text:p>
          </table:table-cell>
          <table:table-cell office:value-type="float" office:value="-10.1875">
            <text:p>-10.19</text:p>
          </table:table-cell>
          <table:table-cell office:value-type="float" office:value="-8.34375">
            <text:p>-8.34</text:p>
          </table:table-cell>
          <table:table-cell office:value-type="float" office:value="-4.6875">
            <text:p>-4.69</text:p>
          </table:table-cell>
          <table:table-cell office:value-type="float" office:value="-0.84375">
            <text:p>-0.84</text:p>
          </table:table-cell>
          <table:table-cell office:value-type="float" office:value="2.15625">
            <text:p>2.16</text:p>
          </table:table-cell>
          <table:table-cell office:value-type="float" office:value="8.125">
            <text:p>8.13</text:p>
          </table:table-cell>
          <table:table-cell office:value-type="float" office:value="11.96875">
            <text:p>11.97</text:p>
          </table:table-cell>
          <table:table-cell office:value-type="float" office:value="14.875">
            <text:p>14.88</text:p>
          </table:table-cell>
          <table:table-cell office:value-type="float" office:value="16.15625">
            <text:p>16.16</text:p>
          </table:table-cell>
          <table:table-cell office:value-type="float" office:value="16.4375">
            <text:p>16.44</text:p>
          </table:table-cell>
          <table:table-cell office:value-type="float" office:value="15.59375">
            <text:p>15.59</text:p>
          </table:table-cell>
          <table:table-cell office:value-type="float" office:value="11.1875">
            <text:p>11.19</text:p>
          </table:table-cell>
          <table:table-cell office:value-type="float" office:value="8.09375">
            <text:p>8.09</text:p>
          </table:table-cell>
          <table:table-cell office:value-type="float" office:value="5.5625">
            <text:p>5.56</text:p>
          </table:table-cell>
          <table:table-cell office:value-type="float" office:value="0.5">
            <text:p>0.5</text:p>
          </table:table-cell>
          <table:table-cell office:value-type="float" office:value="-4.09375">
            <text:p>-4.09</text:p>
          </table:table-cell>
          <table:table-cell office:value-type="float" office:value="-7.84375">
            <text:p>-7.84</text:p>
          </table:table-cell>
          <table:table-cell office:value-type="float" office:value="-10.65625">
            <text:p>-10.66</text:p>
          </table:table-cell>
          <table:table-cell office:value-type="float" office:value="-11.6875">
            <text:p>-11.69</text:p>
          </table:table-cell>
          <table:table-cell office:value-type="float" office:value="-10.21875">
            <text:p>-10.22</text:p>
          </table:table-cell>
          <table:table-cell office:value-type="float" office:value="-1.5625">
            <text:p>-1.56</text:p>
          </table:table-cell>
          <table:table-cell office:value-type="float" office:value="7.78125">
            <text:p>7.78</text:p>
          </table:table-cell>
          <table:table-cell office:value-type="float" office:value="18.65625">
            <text:p>18.66</text:p>
          </table:table-cell>
          <table:table-cell office:value-type="float" office:value="33.25">
            <text:p>33.25</text:p>
          </table:table-cell>
          <table:table-cell office:value-type="float" office:value="48.5">
            <text:p>48.5</text:p>
          </table:table-cell>
          <table:table-cell office:value-type="float" office:value="61.0625">
            <text:p>61.06</text:p>
          </table:table-cell>
          <table:table-cell office:value-type="float" office:value="72.125">
            <text:p>72.13</text:p>
          </table:table-cell>
          <table:table-cell office:value-type="float" office:value="74.09375">
            <text:p>74.09</text:p>
          </table:table-cell>
          <table:table-cell office:value-type="float" office:value="77.28125">
            <text:p>77.28</text:p>
          </table:table-cell>
          <table:table-cell office:value-type="float" office:value="72.1875">
            <text:p>72.19</text:p>
          </table:table-cell>
          <table:table-cell office:value-type="float" office:value="64.03125">
            <text:p>64.03</text:p>
          </table:table-cell>
          <table:table-cell office:value-type="float" office:value="52.53125">
            <text:p>52.53</text:p>
          </table:table-cell>
          <table:table-cell office:value-type="float" office:value="36.21875">
            <text:p>36.22</text:p>
          </table:table-cell>
          <table:table-cell office:value-type="float" office:value="19.5625">
            <text:p>19.56</text:p>
          </table:table-cell>
          <table:table-cell office:value-type="float" office:value="4.8125">
            <text:p>4.81</text:p>
          </table:table-cell>
          <table:table-cell office:value-type="float" office:value="-5.875">
            <text:p>-5.88</text:p>
          </table:table-cell>
          <table:table-cell office:value-type="float" office:value="-5.03125">
            <text:p>-5.03</text:p>
          </table:table-cell>
          <table:table-cell office:value-type="float" office:value="-6.21875">
            <text:p>-6.22</text:p>
          </table:table-cell>
          <table:table-cell office:value-type="float" office:value="2.8125">
            <text:p>2.81</text:p>
          </table:table-cell>
          <table:table-cell office:value-type="float" office:value="14.53125">
            <text:p>14.53</text:p>
          </table:table-cell>
          <table:table-cell office:value-type="float" office:value="30.875">
            <text:p>30.88</text:p>
          </table:table-cell>
          <table:table-cell office:value-type="float" office:value="49.84375">
            <text:p>49.84</text:p>
          </table:table-cell>
          <table:table-cell office:value-type="float" office:value="70.8125">
            <text:p>70.81</text:p>
          </table:table-cell>
          <table:table-cell office:value-type="float" office:value="85.09375">
            <text:p>85.09</text:p>
          </table:table-cell>
          <table:table-cell office:value-type="float" office:value="98">
            <text:p>98</text:p>
          </table:table-cell>
          <table:table-cell office:value-type="float" office:value="98.75">
            <text:p>98.75</text:p>
          </table:table-cell>
          <table:table-cell office:value-type="float" office:value="99.3125">
            <text:p>99.31</text:p>
          </table:table-cell>
          <table:table-cell office:value-type="float" office:value="90.46875">
            <text:p>90.47</text:p>
          </table:table-cell>
          <table:table-cell office:value-type="float" office:value="78.375">
            <text:p>78.38</text:p>
          </table:table-cell>
          <table:table-cell office:value-type="float" office:value="62.9375">
            <text:p>62.94</text:p>
          </table:table-cell>
          <table:table-cell office:value-type="float" office:value="43.53125">
            <text:p>43.53</text:p>
          </table:table-cell>
          <table:table-cell office:value-type="float" office:value="23.5">
            <text:p>23.5</text:p>
          </table:table-cell>
          <table:table-cell office:value-type="float" office:value="8.1875">
            <text:p>8.19</text:p>
          </table:table-cell>
          <table:table-cell office:value-type="float" office:value="-6.34375">
            <text:p>-6.34</text:p>
          </table:table-cell>
          <table:table-cell office:value-type="float" office:value="-8.875">
            <text:p>-8.88</text:p>
          </table:table-cell>
          <table:table-cell office:value-type="float" office:value="-13.15625">
            <text:p>-13.16</text:p>
          </table:table-cell>
          <table:table-cell office:value-type="float" office:value="-6.65625">
            <text:p>-6.66</text:p>
          </table:table-cell>
          <table:table-cell office:value-type="float" office:value="2.0625">
            <text:p>2.06</text:p>
          </table:table-cell>
          <table:table-cell office:value-type="float" office:value="16.25">
            <text:p>16.25</text:p>
          </table:table-cell>
          <table:table-cell office:value-type="float" office:value="34.9375">
            <text:p>34.94</text:p>
          </table:table-cell>
          <table:table-cell office:value-type="float" office:value="54.5">
            <text:p>54.5</text:p>
          </table:table-cell>
          <table:table-cell office:value-type="float" office:value="68.6875">
            <text:p>68.69</text:p>
          </table:table-cell>
          <table:table-cell office:value-type="float" office:value="83.46875">
            <text:p>83.47</text:p>
          </table:table-cell>
          <table:table-cell office:value-type="float" office:value="86.65625">
            <text:p>86.66</text:p>
          </table:table-cell>
          <table:table-cell office:value-type="float" office:value="90.78125">
            <text:p>90.78</text:p>
          </table:table-cell>
          <table:table-cell office:value-type="float" office:value="85.6875">
            <text:p>85.69</text:p>
          </table:table-cell>
          <table:table-cell office:value-type="float" office:value="76.40625">
            <text:p>76.41</text:p>
          </table:table-cell>
          <table:table-cell office:value-type="float" office:value="63.21875">
            <text:p>63.22</text:p>
          </table:table-cell>
          <table:table-cell office:value-type="float" office:value="43.8125">
            <text:p>43.81</text:p>
          </table:table-cell>
          <table:table-cell office:value-type="float" office:value="25.09375">
            <text:p>25.09</text:p>
          </table:table-cell>
          <table:table-cell office:value-type="float" office:value="10.53125">
            <text:p>10.53</text:p>
          </table:table-cell>
          <table:table-cell office:value-type="float" office:value="-2.6875">
            <text:p>-2.69</text:p>
          </table:table-cell>
          <table:table-cell office:value-type="float" office:value="-5.875">
            <text:p>-5.88</text:p>
          </table:table-cell>
          <table:table-cell office:value-type="float" office:value="-10.53125">
            <text:p>-10.53</text:p>
          </table:table-cell>
          <table:table-cell office:value-type="float" office:value="-5.0625">
            <text:p>-5.06</text:p>
          </table:table-cell>
          <table:table-cell office:value-type="float" office:value="2.8125">
            <text:p>2.81</text:p>
          </table:table-cell>
          <table:table-cell office:value-type="float" office:value="16.53125">
            <text:p>16.53</text:p>
          </table:table-cell>
          <table:table-cell office:value-type="float" office:value="35.125">
            <text:p>35.13</text:p>
          </table:table-cell>
          <table:table-cell office:value-type="float" office:value="54.125">
            <text:p>54.13</text:p>
          </table:table-cell>
          <table:table-cell office:value-type="float" office:value="69.625">
            <text:p>69.63</text:p>
          </table:table-cell>
          <table:table-cell office:value-type="float" office:value="87.59375">
            <text:p>87.59</text:p>
          </table:table-cell>
          <table:table-cell office:value-type="float" office:value="94.34375">
            <text:p>94.34</text:p>
          </table:table-cell>
          <table:table-cell office:value-type="float" office:value="101.65625">
            <text:p>101.66</text:p>
          </table:table-cell>
          <table:table-cell office:value-type="float" office:value="98.90625">
            <text:p>98.91</text:p>
          </table:table-cell>
          <table:table-cell office:value-type="float" office:value="91.875">
            <text:p>91.88</text:p>
          </table:table-cell>
          <table:table-cell office:value-type="float" office:value="78.125">
            <text:p>78.13</text:p>
          </table:table-cell>
          <table:table-cell office:value-type="float" office:value="58.90625">
            <text:p>58.91</text:p>
          </table:table-cell>
          <table:table-cell office:value-type="float" office:value="38.96875">
            <text:p>38.97</text:p>
          </table:table-cell>
          <table:table-cell office:value-type="float" office:value="21.96875">
            <text:p>21.97</text:p>
          </table:table-cell>
          <table:table-cell office:value-type="float" office:value="4.0625">
            <text:p>4.06</text:p>
          </table:table-cell>
          <table:table-cell office:value-type="float" office:value="-3.25">
            <text:p>-3.25</text:p>
          </table:table-cell>
          <table:table-cell office:value-type="float" office:value="-11.46875">
            <text:p>-11.47</text:p>
          </table:table-cell>
          <table:table-cell office:value-type="float" office:value="-9.28125">
            <text:p>-9.28</text:p>
          </table:table-cell>
          <table:table-cell office:value-type="float" office:value="-3.9375">
            <text:p>-3.94</text:p>
          </table:table-cell>
          <table:table-cell office:value-type="float" office:value="10.8125">
            <text:p>10.81</text:p>
          </table:table-cell>
          <table:table-cell office:value-type="float" office:value="26.875">
            <text:p>26.88</text:p>
          </table:table-cell>
          <table:table-cell office:value-type="float" office:value="43.25">
            <text:p>43.25</text:p>
          </table:table-cell>
          <table:table-cell office:value-type="float" office:value="55">
            <text:p>55</text:p>
          </table:table-cell>
          <table:table-cell office:value-type="float" office:value="69.03125">
            <text:p>69.03</text:p>
          </table:table-cell>
          <table:table-cell office:value-type="float" office:value="72.40625">
            <text:p>72.41</text:p>
          </table:table-cell>
          <table:table-cell office:value-type="float" office:value="76.34375">
            <text:p>76.34</text:p>
          </table:table-cell>
          <table:table-cell office:value-type="float" office:value="74.0625">
            <text:p>74.06</text:p>
          </table:table-cell>
          <table:table-cell office:value-type="float" office:value="65.90625">
            <text:p>65.91</text:p>
          </table:table-cell>
          <table:table-cell office:value-type="float" office:value="56.09375">
            <text:p>56.09</text:p>
          </table:table-cell>
          <table:table-cell office:value-type="float" office:value="38.9375">
            <text:p>38.94</text:p>
          </table:table-cell>
          <table:table-cell office:value-type="float" office:value="22.375">
            <text:p>22.38</text:p>
          </table:table-cell>
          <table:table-cell office:value-type="float" office:value="9.3125">
            <text:p>9.31</text:p>
          </table:table-cell>
          <table:table-cell office:value-type="float" office:value="-4.46875">
            <text:p>-4.47</text:p>
          </table:table-cell>
          <table:table-cell office:value-type="float" office:value="-8.03125">
            <text:p>-8.03</text:p>
          </table:table-cell>
          <table:table-cell office:value-type="float" office:value="-14.4375">
            <text:p>-14.44</text:p>
          </table:table-cell>
          <table:table-cell office:value-type="float" office:value="-11.8125">
            <text:p>-11.81</text:p>
          </table:table-cell>
          <table:table-cell office:value-type="float" office:value="-11.15625">
            <text:p>-11.16</text:p>
          </table:table-cell>
          <table:table-cell office:value-type="float" office:value="-9.15625">
            <text:p>-9.16</text:p>
          </table:table-cell>
          <table:table-cell office:value-type="float" office:value="-5.71875">
            <text:p>-5.72</text:p>
          </table:table-cell>
          <table:table-cell office:value-type="float" office:value="1.0625">
            <text:p>1.06</text:p>
          </table:table-cell>
          <table:table-cell office:value-type="float" office:value="5.21875">
            <text:p>5.22</text:p>
          </table:table-cell>
          <table:table-cell office:value-type="float" office:value="10.8125">
            <text:p>10.81</text:p>
          </table:table-cell>
          <table:table-cell office:value-type="float" office:value="14.46875">
            <text:p>14.47</text:p>
          </table:table-cell>
          <table:table-cell office:value-type="float" office:value="16.34375">
            <text:p>16.34</text:p>
          </table:table-cell>
          <table:table-cell office:value-type="float" office:value="12.5">
            <text:p>12.5</text:p>
          </table:table-cell>
          <table:table-cell office:value-type="float" office:value="10.90625">
            <text:p>10.91</text:p>
          </table:table-cell>
          <table:table-cell office:value-type="float" office:value="8.375">
            <text:p>8.38</text:p>
          </table:table-cell>
          <table:table-cell office:value-type="float" office:value="3.59375">
            <text:p>3.59</text:p>
          </table:table-cell>
          <table:table-cell office:value-type="float" office:value="1.0625">
            <text:p>1.06</text:p>
          </table:table-cell>
          <table:table-cell office:value-type="float" office:value="-0.34375">
            <text:p>-0.34</text:p>
          </table:table-cell>
          <table:table-cell office:value-type="float" office:value="-4.1875">
            <text:p>-4.19</text:p>
          </table:table-cell>
          <table:table-cell office:value-type="float" office:value="-6.34375">
            <text:p>-6.34</text:p>
          </table:table-cell>
          <table:table-cell office:value-type="float" office:value="-8.6875">
            <text:p>-8.69</text:p>
          </table:table-cell>
          <table:table-cell office:value-type="float" office:value="-12">
            <text:p>-12</text:p>
          </table:table-cell>
          <table:table-cell office:value-type="float" office:value="-14.65625">
            <text:p>-14.66</text:p>
          </table:table-cell>
          <table:table-cell office:value-type="float" office:value="-14.15625">
            <text:p>-14.16</text:p>
          </table:table-cell>
          <table:table-cell office:value-type="float" office:value="-11.46875">
            <text:p>-11.47</text:p>
          </table:table-cell>
          <table:table-cell office:value-type="float" office:value="-8.8125">
            <text:p>-8.81</text:p>
          </table:table-cell>
          <table:table-cell office:value-type="float" office:value="-5.03125">
            <text:p>-5.03</text:p>
          </table:table-cell>
          <table:table-cell office:value-type="float" office:value="-0.3125">
            <text:p>-0.31</text:p>
          </table:table-cell>
          <table:table-cell office:value-type="float" office:value="-7.65625">
            <text:p>-7.66</text:p>
          </table:table-cell>
          <table:table-cell office:value-type="float" office:value="-4.28125">
            <text:p>-4.28</text:p>
          </table:table-cell>
          <table:table-cell office:value-type="float" office:value="0.75">
            <text:p>0.75</text:p>
          </table:table-cell>
          <table:table-cell office:value-type="float" office:value="4.65625">
            <text:p>4.66</text:p>
          </table:table-cell>
          <table:table-cell office:value-type="float" office:value="8.625">
            <text:p>8.63</text:p>
          </table:table-cell>
          <table:table-cell office:value-type="float" office:value="8.59375">
            <text:p>8.59</text:p>
          </table:table-cell>
          <table:table-cell office:value-type="float" office:value="10.96875">
            <text:p>10.97</text:p>
          </table:table-cell>
          <table:table-cell office:value-type="float" office:value="10.90625">
            <text:p>10.91</text:p>
          </table:table-cell>
          <table:table-cell office:value-type="string">
            <text:p><text:s/>11.875]</text:p>
          </table:table-cell>
        </table:table-row>
        <table:table-row table:style-name="ro1">
          <table:table-cell office:value-type="string">
            <text:p>[97.96875</text:p>
          </table:table-cell>
          <table:table-cell office:value-type="float" office:value="98.25">
            <text:p>98.25</text:p>
          </table:table-cell>
          <table:table-cell office:value-type="float" office:value="97.78125">
            <text:p>97.78</text:p>
          </table:table-cell>
          <table:table-cell office:value-type="float" office:value="96.375">
            <text:p>96.38</text:p>
          </table:table-cell>
          <table:table-cell office:value-type="float" office:value="94.6875">
            <text:p>94.69</text:p>
          </table:table-cell>
          <table:table-cell office:value-type="float" office:value="93.75">
            <text:p>93.75</text:p>
          </table:table-cell>
          <table:table-cell office:value-type="float" office:value="94.125">
            <text:p>94.13</text:p>
          </table:table-cell>
          <table:table-cell office:value-type="float" office:value="95.90625">
            <text:p>95.91</text:p>
          </table:table-cell>
          <table:table-cell office:value-type="float" office:value="99.5625">
            <text:p>99.56</text:p>
          </table:table-cell>
          <table:table-cell office:value-type="float" office:value="103.3125">
            <text:p>103.31</text:p>
          </table:table-cell>
          <table:table-cell office:value-type="float" office:value="107.8125">
            <text:p>107.81</text:p>
          </table:table-cell>
          <table:table-cell office:value-type="float" office:value="112.6875">
            <text:p>112.69</text:p>
          </table:table-cell>
          <table:table-cell office:value-type="float" office:value="117.46875">
            <text:p>117.47</text:p>
          </table:table-cell>
          <table:table-cell office:value-type="float" office:value="119.15625">
            <text:p>119.16</text:p>
          </table:table-cell>
          <table:table-cell office:value-type="float" office:value="119.53125">
            <text:p>119.53</text:p>
          </table:table-cell>
          <table:table-cell office:value-type="float" office:value="121.96875">
            <text:p>121.97</text:p>
          </table:table-cell>
          <table:table-cell office:value-type="float" office:value="121.78125">
            <text:p>121.78</text:p>
          </table:table-cell>
          <table:table-cell office:value-type="float" office:value="117.5625">
            <text:p>117.56</text:p>
          </table:table-cell>
          <table:table-cell office:value-type="float" office:value="112.03125">
            <text:p>112.03</text:p>
          </table:table-cell>
          <table:table-cell office:value-type="float" office:value="106.96875">
            <text:p>106.97</text:p>
          </table:table-cell>
          <table:table-cell office:value-type="float" office:value="101.71875">
            <text:p>101.72</text:p>
          </table:table-cell>
          <table:table-cell office:value-type="float" office:value="95.25">
            <text:p>95.25</text:p>
          </table:table-cell>
          <table:table-cell office:value-type="float" office:value="90.9375">
            <text:p>90.94</text:p>
          </table:table-cell>
          <table:table-cell office:value-type="float" office:value="83.625">
            <text:p>83.63</text:p>
          </table:table-cell>
          <table:table-cell office:value-type="float" office:value="78">
            <text:p>78</text:p>
          </table:table-cell>
          <table:table-cell office:value-type="float" office:value="73.875">
            <text:p>73.88</text:p>
          </table:table-cell>
          <table:table-cell office:value-type="float" office:value="72.46875">
            <text:p>72.47</text:p>
          </table:table-cell>
          <table:table-cell office:value-type="float" office:value="71.8125">
            <text:p>71.81</text:p>
          </table:table-cell>
          <table:table-cell office:value-type="float" office:value="72.9375">
            <text:p>72.94</text:p>
          </table:table-cell>
          <table:table-cell office:value-type="float" office:value="78.65625">
            <text:p>78.66</text:p>
          </table:table-cell>
          <table:table-cell office:value-type="float" office:value="85.59375">
            <text:p>85.59</text:p>
          </table:table-cell>
          <table:table-cell office:value-type="float" office:value="86.15625">
            <text:p>86.16</text:p>
          </table:table-cell>
          <table:table-cell office:value-type="float" office:value="88.40625">
            <text:p>88.41</text:p>
          </table:table-cell>
          <table:table-cell office:value-type="float" office:value="96.46875">
            <text:p>96.47</text:p>
          </table:table-cell>
          <table:table-cell office:value-type="float" office:value="103.03125">
            <text:p>103.03</text:p>
          </table:table-cell>
          <table:table-cell office:value-type="float" office:value="105.9375">
            <text:p>105.94</text:p>
          </table:table-cell>
          <table:table-cell office:value-type="float" office:value="106.78125">
            <text:p>106.78</text:p>
          </table:table-cell>
          <table:table-cell office:value-type="float" office:value="103.96875">
            <text:p>103.97</text:p>
          </table:table-cell>
          <table:table-cell office:value-type="float" office:value="91.71875">
            <text:p>91.72</text:p>
          </table:table-cell>
          <table:table-cell office:value-type="float" office:value="77.25">
            <text:p>77.25</text:p>
          </table:table-cell>
          <table:table-cell office:value-type="float" office:value="61.4375">
            <text:p>61.44</text:p>
          </table:table-cell>
          <table:table-cell office:value-type="float" office:value="39.5">
            <text:p>39.5</text:p>
          </table:table-cell>
          <table:table-cell office:value-type="float" office:value="18.125">
            <text:p>18.13</text:p>
          </table:table-cell>
          <table:table-cell office:value-type="float" office:value="-1.125">
            <text:p>-1.13</text:p>
          </table:table-cell>
          <table:table-cell office:value-type="float" office:value="-16.03125">
            <text:p>-16.03</text:p>
          </table:table-cell>
          <table:table-cell office:value-type="float" office:value="-17.8125">
            <text:p>-17.81</text:p>
          </table:table-cell>
          <table:table-cell office:value-type="float" office:value="-12.0625">
            <text:p>-12.06</text:p>
          </table:table-cell>
          <table:table-cell office:value-type="float" office:value="-9.34375">
            <text:p>-9.34</text:p>
          </table:table-cell>
          <table:table-cell office:value-type="float" office:value="2.59375">
            <text:p>2.59</text:p>
          </table:table-cell>
          <table:table-cell office:value-type="float" office:value="18.15625">
            <text:p>18.16</text:p>
          </table:table-cell>
          <table:table-cell office:value-type="float" office:value="38.40625">
            <text:p>38.41</text:p>
          </table:table-cell>
          <table:table-cell office:value-type="float" office:value="65.46875">
            <text:p>65.47</text:p>
          </table:table-cell>
          <table:table-cell office:value-type="float" office:value="89.03125">
            <text:p>89.03</text:p>
          </table:table-cell>
          <table:table-cell office:value-type="float" office:value="104.8125">
            <text:p>104.81</text:p>
          </table:table-cell>
          <table:table-cell office:value-type="float" office:value="103.03125">
            <text:p>103.03</text:p>
          </table:table-cell>
          <table:table-cell office:value-type="float" office:value="104.09375">
            <text:p>104.09</text:p>
          </table:table-cell>
          <table:table-cell office:value-type="float" office:value="90.96875">
            <text:p>90.97</text:p>
          </table:table-cell>
          <table:table-cell office:value-type="float" office:value="71.875">
            <text:p>71.88</text:p>
          </table:table-cell>
          <table:table-cell office:value-type="float" office:value="48.4375">
            <text:p>48.44</text:p>
          </table:table-cell>
          <table:table-cell office:value-type="float" office:value="18.25">
            <text:p>18.25</text:p>
          </table:table-cell>
          <table:table-cell office:value-type="float" office:value="-11.625">
            <text:p>-11.63</text:p>
          </table:table-cell>
          <table:table-cell office:value-type="float" office:value="-33.875">
            <text:p>-33.88</text:p>
          </table:table-cell>
          <table:table-cell office:value-type="float" office:value="-47.90625">
            <text:p>-47.91</text:p>
          </table:table-cell>
          <table:table-cell office:value-type="float" office:value="-51.09375">
            <text:p>-51.09</text:p>
          </table:table-cell>
          <table:table-cell office:value-type="float" office:value="-44.125">
            <text:p>-44.13</text:p>
          </table:table-cell>
          <table:table-cell office:value-type="float" office:value="-36.8125">
            <text:p>-36.81</text:p>
          </table:table-cell>
          <table:table-cell office:value-type="float" office:value="-19.34375">
            <text:p>-19.34</text:p>
          </table:table-cell>
          <table:table-cell office:value-type="float" office:value="2.03125">
            <text:p>2.03</text:p>
          </table:table-cell>
          <table:table-cell office:value-type="float" office:value="27.15625">
            <text:p>27.16</text:p>
          </table:table-cell>
          <table:table-cell office:value-type="float" office:value="59">
            <text:p>59</text:p>
          </table:table-cell>
          <table:table-cell office:value-type="float" office:value="83.40625">
            <text:p>83.41</text:p>
          </table:table-cell>
          <table:table-cell office:value-type="float" office:value="105.28125">
            <text:p>105.28</text:p>
          </table:table-cell>
          <table:table-cell office:value-type="float" office:value="109.125">
            <text:p>109.13</text:p>
          </table:table-cell>
          <table:table-cell office:value-type="float" office:value="114.5">
            <text:p>114.5</text:p>
          </table:table-cell>
          <table:table-cell office:value-type="float" office:value="105.3125">
            <text:p>105.31</text:p>
          </table:table-cell>
          <table:table-cell office:value-type="float" office:value="90.4375">
            <text:p>90.44</text:p>
          </table:table-cell>
          <table:table-cell office:value-type="float" office:value="70.5625">
            <text:p>70.56</text:p>
          </table:table-cell>
          <table:table-cell office:value-type="float" office:value="41.03125">
            <text:p>41.03</text:p>
          </table:table-cell>
          <table:table-cell office:value-type="float" office:value="10.96875">
            <text:p>10.97</text:p>
          </table:table-cell>
          <table:table-cell office:value-type="float" office:value="-9.125">
            <text:p>-9.13</text:p>
          </table:table-cell>
          <table:table-cell office:value-type="float" office:value="-24.5625">
            <text:p>-24.56</text:p>
          </table:table-cell>
          <table:table-cell office:value-type="float" office:value="-31.21875">
            <text:p>-31.22</text:p>
          </table:table-cell>
          <table:table-cell office:value-type="float" office:value="-28.9375">
            <text:p>-28.94</text:p>
          </table:table-cell>
          <table:table-cell office:value-type="float" office:value="-26.875">
            <text:p>-26.88</text:p>
          </table:table-cell>
          <table:table-cell office:value-type="float" office:value="-14.375">
            <text:p>-14.38</text:p>
          </table:table-cell>
          <table:table-cell office:value-type="float" office:value="2.6875">
            <text:p>2.69</text:p>
          </table:table-cell>
          <table:table-cell office:value-type="float" office:value="27.53125">
            <text:p>27.53</text:p>
          </table:table-cell>
          <table:table-cell office:value-type="float" office:value="56.84375">
            <text:p>56.84</text:p>
          </table:table-cell>
          <table:table-cell office:value-type="float" office:value="80.03125">
            <text:p>80.03</text:p>
          </table:table-cell>
          <table:table-cell office:value-type="float" office:value="101.625">
            <text:p>101.63</text:p>
          </table:table-cell>
          <table:table-cell office:value-type="float" office:value="106.03125">
            <text:p>106.03</text:p>
          </table:table-cell>
          <table:table-cell office:value-type="float" office:value="112.25">
            <text:p>112.25</text:p>
          </table:table-cell>
          <table:table-cell office:value-type="float" office:value="104.1875">
            <text:p>104.19</text:p>
          </table:table-cell>
          <table:table-cell office:value-type="float" office:value="90.15625">
            <text:p>90.16</text:p>
          </table:table-cell>
          <table:table-cell office:value-type="float" office:value="70.5625">
            <text:p>70.56</text:p>
          </table:table-cell>
          <table:table-cell office:value-type="float" office:value="40.1875">
            <text:p>40.19</text:p>
          </table:table-cell>
          <table:table-cell office:value-type="float" office:value="8.15625">
            <text:p>8.16</text:p>
          </table:table-cell>
          <table:table-cell office:value-type="float" office:value="-15.03125">
            <text:p>-15.03</text:p>
          </table:table-cell>
          <table:table-cell office:value-type="float" office:value="-34.125">
            <text:p>-34.13</text:p>
          </table:table-cell>
          <table:table-cell office:value-type="float" office:value="-44.71875">
            <text:p>-44.72</text:p>
          </table:table-cell>
          <table:table-cell office:value-type="float" office:value="-46.9375">
            <text:p>-46.94</text:p>
          </table:table-cell>
          <table:table-cell office:value-type="float" office:value="-48.53125">
            <text:p>-48.53</text:p>
          </table:table-cell>
          <table:table-cell office:value-type="float" office:value="-38.75">
            <text:p>-38.75</text:p>
          </table:table-cell>
          <table:table-cell office:value-type="float" office:value="-20.65625">
            <text:p>-20.66</text:p>
          </table:table-cell>
          <table:table-cell office:value-type="float" office:value="6.8125">
            <text:p>6.81</text:p>
          </table:table-cell>
          <table:table-cell office:value-type="float" office:value="36.6875">
            <text:p>36.69</text:p>
          </table:table-cell>
          <table:table-cell office:value-type="float" office:value="62.6875">
            <text:p>62.69</text:p>
          </table:table-cell>
          <table:table-cell office:value-type="float" office:value="89.8125">
            <text:p>89.81</text:p>
          </table:table-cell>
          <table:table-cell office:value-type="float" office:value="100.40625">
            <text:p>100.41</text:p>
          </table:table-cell>
          <table:table-cell office:value-type="float" office:value="111.96875">
            <text:p>111.97</text:p>
          </table:table-cell>
          <table:table-cell office:value-type="float" office:value="108.21875">
            <text:p>108.22</text:p>
          </table:table-cell>
          <table:table-cell office:value-type="float" office:value="99.53125">
            <text:p>99.53</text:p>
          </table:table-cell>
          <table:table-cell office:value-type="float" office:value="82.09375">
            <text:p>82.09</text:p>
          </table:table-cell>
          <table:table-cell office:value-type="float" office:value="56.6875">
            <text:p>56.69</text:p>
          </table:table-cell>
          <table:table-cell office:value-type="float" office:value="28.96875">
            <text:p>28.97</text:p>
          </table:table-cell>
          <table:table-cell office:value-type="float" office:value="9.53125">
            <text:p>9.53</text:p>
          </table:table-cell>
          <table:table-cell office:value-type="float" office:value="-5.71875">
            <text:p>-5.72</text:p>
          </table:table-cell>
          <table:table-cell office:value-type="float" office:value="-13.5">
            <text:p>-13.5</text:p>
          </table:table-cell>
          <table:table-cell office:value-type="float" office:value="-12.0625">
            <text:p>-12.06</text:p>
          </table:table-cell>
          <table:table-cell office:value-type="float" office:value="-15.25">
            <text:p>-15.25</text:p>
          </table:table-cell>
          <table:table-cell office:value-type="float" office:value="-8">
            <text:p>-8</text:p>
          </table:table-cell>
          <table:table-cell office:value-type="float" office:value="11.125">
            <text:p>11.13</text:p>
          </table:table-cell>
          <table:table-cell office:value-type="float" office:value="36.90625">
            <text:p>36.91</text:p>
          </table:table-cell>
          <table:table-cell office:value-type="float" office:value="61.4375">
            <text:p>61.44</text:p>
          </table:table-cell>
          <table:table-cell office:value-type="float" office:value="81.0625">
            <text:p>81.06</text:p>
          </table:table-cell>
          <table:table-cell office:value-type="float" office:value="101.34375">
            <text:p>101.34</text:p>
          </table:table-cell>
          <table:table-cell office:value-type="float" office:value="105.65625">
            <text:p>105.66</text:p>
          </table:table-cell>
          <table:table-cell office:value-type="float" office:value="114.96875">
            <text:p>114.97</text:p>
          </table:table-cell>
          <table:table-cell office:value-type="float" office:value="118.21875">
            <text:p>118.22</text:p>
          </table:table-cell>
          <table:table-cell office:value-type="float" office:value="117.53125">
            <text:p>117.53</text:p>
          </table:table-cell>
          <table:table-cell office:value-type="float" office:value="111.59375">
            <text:p>111.59</text:p>
          </table:table-cell>
          <table:table-cell office:value-type="float" office:value="99.8125">
            <text:p>99.81</text:p>
          </table:table-cell>
          <table:table-cell office:value-type="float" office:value="88.84375">
            <text:p>88.84</text:p>
          </table:table-cell>
          <table:table-cell office:value-type="float" office:value="84.90625">
            <text:p>84.91</text:p>
          </table:table-cell>
          <table:table-cell office:value-type="float" office:value="82.78125">
            <text:p>82.78</text:p>
          </table:table-cell>
          <table:table-cell office:value-type="float" office:value="76.125">
            <text:p>76.13</text:p>
          </table:table-cell>
          <table:table-cell office:value-type="float" office:value="72.9375">
            <text:p>72.94</text:p>
          </table:table-cell>
          <table:table-cell office:value-type="float" office:value="72.75">
            <text:p>72.75</text:p>
          </table:table-cell>
          <table:table-cell office:value-type="float" office:value="75">
            <text:p>75</text:p>
          </table:table-cell>
          <table:table-cell office:value-type="float" office:value="79.125">
            <text:p>79.13</text:p>
          </table:table-cell>
          <table:table-cell office:value-type="float" office:value="86.90625">
            <text:p>86.91</text:p>
          </table:table-cell>
          <table:table-cell office:value-type="float" office:value="92.4375">
            <text:p>92.44</text:p>
          </table:table-cell>
          <table:table-cell office:value-type="float" office:value="95.0625">
            <text:p>95.06</text:p>
          </table:table-cell>
          <table:table-cell office:value-type="float" office:value="102.46875">
            <text:p>102.47</text:p>
          </table:table-cell>
          <table:table-cell office:value-type="float" office:value="109.40625">
            <text:p>109.41</text:p>
          </table:table-cell>
          <table:table-cell office:value-type="float" office:value="114.84375">
            <text:p>114.84</text:p>
          </table:table-cell>
          <table:table-cell office:value-type="float" office:value="118.96875">
            <text:p>118.97</text:p>
          </table:table-cell>
          <table:table-cell office:value-type="float" office:value="122.53125">
            <text:p>122.53</text:p>
          </table:table-cell>
          <table:table-cell office:value-type="float" office:value="124.59375">
            <text:p>124.59</text:p>
          </table:table-cell>
          <table:table-cell office:value-type="float" office:value="122.0625">
            <text:p>122.06</text:p>
          </table:table-cell>
          <table:table-cell office:value-type="float" office:value="118.59375">
            <text:p>118.59</text:p>
          </table:table-cell>
          <table:table-cell office:value-type="float" office:value="117.65625">
            <text:p>117.66</text:p>
          </table:table-cell>
          <table:table-cell office:value-type="float" office:value="114.65625">
            <text:p>114.66</text:p>
          </table:table-cell>
          <table:table-cell office:value-type="float" office:value="109.125">
            <text:p>109.13</text:p>
          </table:table-cell>
          <table:table-cell office:value-type="float" office:value="104.0625">
            <text:p>104.06</text:p>
          </table:table-cell>
          <table:table-cell office:value-type="float" office:value="98.25">
            <text:p>98.25</text:p>
          </table:table-cell>
          <table:table-cell office:value-type="float" office:value="93.75">
            <text:p>93.75</text:p>
          </table:table-cell>
          <table:table-cell office:value-type="float" office:value="90.75">
            <text:p>90.75</text:p>
          </table:table-cell>
          <table:table-cell office:value-type="float" office:value="92.15625">
            <text:p>92.16</text:p>
          </table:table-cell>
          <table:table-cell office:value-type="float" office:value="91.59375">
            <text:p>91.59</text:p>
          </table:table-cell>
          <table:table-cell office:value-type="float" office:value="92.25">
            <text:p>92.25</text:p>
          </table:table-cell>
          <table:table-cell office:value-type="string">
            <text:p><text:s/>93.5625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162" table:default-cell-style-name="Default"/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office:value-type="float" office:value="85.375">
            <text:p>85.3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6.75">
            <text:p>106.75</text:p>
          </table:table-cell>
          <table:table-cell office:value-type="float" office:value="114.625">
            <text:p>114.63</text:p>
          </table:table-cell>
          <table:table-cell office:value-type="float" office:value="123.625">
            <text:p>123.63</text:p>
          </table:table-cell>
          <table:table-cell office:value-type="float" office:value="133">
            <text:p>133</text:p>
          </table:table-cell>
          <table:table-cell office:value-type="float" office:value="142.75">
            <text:p>142.75</text:p>
          </table:table-cell>
          <table:table-cell office:value-type="float" office:value="152.875">
            <text:p>152.88</text:p>
          </table:table-cell>
          <table:table-cell office:value-type="float" office:value="153.625">
            <text:p>153.63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8.375">
            <text:p>98.38</text:p>
          </table:table-cell>
          <table:table-cell office:value-type="float" office:value="101.75">
            <text:p>101.75</text:p>
          </table:table-cell>
          <table:table-cell office:value-type="float" office:value="99.125">
            <text:p>99.13</text:p>
          </table:table-cell>
          <table:table-cell office:value-type="float" office:value="99.5">
            <text:p>99.5</text:p>
          </table:table-cell>
          <table:table-cell office:value-type="float" office:value="102.875">
            <text:p>102.88</text:p>
          </table:table-cell>
          <table:table-cell office:value-type="float" office:value="107.25">
            <text:p>107.25</text:p>
          </table:table-cell>
          <table:table-cell office:value-type="float" office:value="112.625">
            <text:p>112.63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123.875">
            <text:p>123.88</text:p>
          </table:table-cell>
          <table:table-cell office:value-type="float" office:value="123.125">
            <text:p>123.13</text:p>
          </table:table-cell>
          <table:table-cell office:value-type="float" office:value="120.875">
            <text:p>120.88</text:p>
          </table:table-cell>
          <table:table-cell office:value-type="float" office:value="116.75">
            <text:p>116.75</text:p>
          </table:table-cell>
          <table:table-cell office:value-type="float" office:value="112.25">
            <text:p>112.25</text:p>
          </table:table-cell>
          <table:table-cell office:value-type="float" office:value="107.375">
            <text:p>107.38</text:p>
          </table:table-cell>
          <table:table-cell office:value-type="float" office:value="103.25">
            <text:p>103.25</text:p>
          </table:table-cell>
          <table:table-cell office:value-type="float" office:value="97.34375">
            <text:p>97.34</text:p>
          </table:table-cell>
          <table:table-cell office:value-type="float" office:value="94.8125">
            <text:p>94.81</text:p>
          </table:table-cell>
          <table:table-cell office:value-type="float" office:value="90.03125">
            <text:p>90.03</text:p>
          </table:table-cell>
          <table:table-cell office:value-type="float" office:value="86.375">
            <text:p>86.38</text:p>
          </table:table-cell>
          <table:table-cell office:value-type="float" office:value="83.84375">
            <text:p>83.84</text:p>
          </table:table-cell>
          <table:table-cell office:value-type="float" office:value="81.6875">
            <text:p>81.69</text:p>
          </table:table-cell>
          <table:table-cell office:value-type="float" office:value="79.90625">
            <text:p>79.91</text:p>
          </table:table-cell>
          <table:table-cell office:value-type="float" office:value="78.5">
            <text:p>78.5</text:p>
          </table:table-cell>
          <table:table-cell office:value-type="float" office:value="79.25">
            <text:p>79.25</text:p>
          </table:table-cell>
          <table:table-cell office:value-type="float" office:value="78.21875">
            <text:p>78.22</text:p>
          </table:table-cell>
          <table:table-cell office:value-type="float" office:value="78.78125">
            <text:p>78.78</text:p>
          </table:table-cell>
          <table:table-cell office:value-type="float" office:value="80.46875">
            <text:p>80.47</text:p>
          </table:table-cell>
          <table:table-cell office:value-type="float" office:value="83.5625">
            <text:p>83.56</text:p>
          </table:table-cell>
          <table:table-cell office:value-type="float" office:value="86.9375">
            <text:p>86.94</text:p>
          </table:table-cell>
          <table:table-cell office:value-type="float" office:value="90.59375">
            <text:p>90.59</text:p>
          </table:table-cell>
          <table:table-cell office:value-type="float" office:value="93.6875">
            <text:p>93.69</text:p>
          </table:table-cell>
          <table:table-cell table:number-columns-repeated="2" office:value-type="float" office:value="96.21875">
            <text:p>96.22</text:p>
          </table:table-cell>
          <table:table-cell office:value-type="float" office:value="97.90625">
            <text:p>97.91</text:p>
          </table:table-cell>
          <table:table-cell table:number-columns-repeated="2" office:value-type="float" office:value="98.75">
            <text:p>98.75</text:p>
          </table:table-cell>
          <table:table-cell office:value-type="float" office:value="98.46875">
            <text:p>98.47</text:p>
          </table:table-cell>
          <table:table-cell office:value-type="float" office:value="97.90625">
            <text:p>97.91</text:p>
          </table:table-cell>
          <table:table-cell office:value-type="float" office:value="97.0625">
            <text:p>97.06</text:p>
          </table:table-cell>
          <table:table-cell office:value-type="float" office:value="96.5">
            <text:p>96.5</text:p>
          </table:table-cell>
          <table:table-cell table:number-columns-repeated="7" office:value-type="float" office:value="96.21875">
            <text:p>96.22</text:p>
          </table:table-cell>
          <table:table-cell office:value-type="float" office:value="95.375">
            <text:p>95.38</text:p>
          </table:table-cell>
          <table:table-cell office:value-type="float" office:value="94.53125">
            <text:p>94.53</text:p>
          </table:table-cell>
          <table:table-cell office:value-type="float" office:value="93.6875">
            <text:p>93.69</text:p>
          </table:table-cell>
          <table:table-cell office:value-type="float" office:value="92.84375">
            <text:p>92.84</text:p>
          </table:table-cell>
          <table:table-cell office:value-type="float" office:value="92">
            <text:p>92</text:p>
          </table:table-cell>
          <table:table-cell office:value-type="float" office:value="91.15625">
            <text:p>91.16</text:p>
          </table:table-cell>
          <table:table-cell office:value-type="float" office:value="90.3125">
            <text:p>90.31</text:p>
          </table:table-cell>
          <table:table-cell office:value-type="float" office:value="89.375">
            <text:p>89.38</text:p>
          </table:table-cell>
          <table:table-cell office:value-type="float" office:value="88.90625">
            <text:p>88.91</text:p>
          </table:table-cell>
          <table:table-cell office:value-type="float" office:value="87.78125">
            <text:p>87.78</text:p>
          </table:table-cell>
          <table:table-cell office:value-type="float" office:value="87.125">
            <text:p>87.13</text:p>
          </table:table-cell>
          <table:table-cell office:value-type="float" office:value="86.84375">
            <text:p>86.84</text:p>
          </table:table-cell>
          <table:table-cell office:value-type="float" office:value="86.9375">
            <text:p>86.94</text:p>
          </table:table-cell>
          <table:table-cell office:value-type="float" office:value="87.21875">
            <text:p>87.22</text:p>
          </table:table-cell>
          <table:table-cell office:value-type="float" office:value="87.59375">
            <text:p>87.59</text:p>
          </table:table-cell>
          <table:table-cell office:value-type="float" office:value="88.625">
            <text:p>88.63</text:p>
          </table:table-cell>
          <table:table-cell office:value-type="float" office:value="89.28125">
            <text:p>89.28</text:p>
          </table:table-cell>
          <table:table-cell office:value-type="float" office:value="90.03125">
            <text:p>90.03</text:p>
          </table:table-cell>
          <table:table-cell office:value-type="float" office:value="91.90625">
            <text:p>91.91</text:p>
          </table:table-cell>
          <table:table-cell office:value-type="float" office:value="94.0625">
            <text:p>94.06</text:p>
          </table:table-cell>
          <table:table-cell office:value-type="float" office:value="96.125">
            <text:p>96.13</text:p>
          </table:table-cell>
          <table:table-cell office:value-type="float" office:value="98.1875">
            <text:p>98.19</text:p>
          </table:table-cell>
          <table:table-cell office:value-type="float" office:value="99.96875">
            <text:p>99.97</text:p>
          </table:table-cell>
          <table:table-cell office:value-type="float" office:value="101.375">
            <text:p>101.38</text:p>
          </table:table-cell>
          <table:table-cell office:value-type="float" office:value="89.5625">
            <text:p>89.56</text:p>
          </table:table-cell>
          <table:table-cell office:value-type="float" office:value="89.28125">
            <text:p>89.28</text:p>
          </table:table-cell>
          <table:table-cell office:value-type="float" office:value="90.03125">
            <text:p>90.03</text:p>
          </table:table-cell>
          <table:table-cell office:value-type="float" office:value="91.34375">
            <text:p>91.34</text:p>
          </table:table-cell>
          <table:table-cell office:value-type="float" office:value="93.21875">
            <text:p>93.22</text:p>
          </table:table-cell>
          <table:table-cell office:value-type="float" office:value="95.28125">
            <text:p>95.28</text:p>
          </table:table-cell>
          <table:table-cell office:value-type="float" office:value="97.4375">
            <text:p>97.44</text:p>
          </table:table-cell>
          <table:table-cell office:value-type="float" office:value="99.40625">
            <text:p>99.41</text:p>
          </table:table-cell>
          <table:table-cell table:number-columns-repeated="7" office:value-type="float" office:value="101.09375">
            <text:p>101.09</text:p>
          </table:table-cell>
          <table:table-cell office:value-type="float" office:value="100.8125">
            <text:p>100.81</text:p>
          </table:table-cell>
          <table:table-cell office:value-type="float" office:value="99.40625">
            <text:p>99.41</text:p>
          </table:table-cell>
          <table:table-cell office:value-type="float" office:value="97.4375">
            <text:p>97.44</text:p>
          </table:table-cell>
          <table:table-cell office:value-type="float" office:value="94.90625">
            <text:p>94.91</text:p>
          </table:table-cell>
          <table:table-cell office:value-type="float" office:value="92.375">
            <text:p>92.38</text:p>
          </table:table-cell>
          <table:table-cell office:value-type="float" office:value="89.5625">
            <text:p>89.56</text:p>
          </table:table-cell>
          <table:table-cell office:value-type="float" office:value="87.03125">
            <text:p>87.03</text:p>
          </table:table-cell>
          <table:table-cell table:number-columns-repeated="2" office:value-type="float" office:value="84.5">
            <text:p>84.5</text:p>
          </table:table-cell>
          <table:table-cell office:value-type="float" office:value="83.9375">
            <text:p>83.94</text:p>
          </table:table-cell>
          <table:table-cell office:value-type="float" office:value="86.1875">
            <text:p>86.19</text:p>
          </table:table-cell>
          <table:table-cell office:value-type="float" office:value="90.125">
            <text:p>90.13</text:p>
          </table:table-cell>
          <table:table-cell office:value-type="float" office:value="95.75">
            <text:p>95.75</text:p>
          </table:table-cell>
          <table:table-cell office:value-type="float" office:value="101.9375">
            <text:p>101.94</text:p>
          </table:table-cell>
          <table:table-cell office:value-type="float" office:value="108.40625">
            <text:p>108.41</text:p>
          </table:table-cell>
          <table:table-cell office:value-type="float" office:value="114.3125">
            <text:p>114.31</text:p>
          </table:table-cell>
          <table:table-cell office:value-type="float" office:value="119.75">
            <text:p>119.75</text:p>
          </table:table-cell>
          <table:table-cell office:value-type="float" office:value="86.75">
            <text:p>86.75</text:p>
          </table:table-cell>
          <table:table-cell office:value-type="float" office:value="88.8125">
            <text:p>88.81</text:p>
          </table:table-cell>
          <table:table-cell office:value-type="float" office:value="94.4375">
            <text:p>94.44</text:p>
          </table:table-cell>
          <table:table-cell office:value-type="float" office:value="101.75">
            <text:p>101.75</text:p>
          </table:table-cell>
          <table:table-cell office:value-type="float" office:value="111.125">
            <text:p>111.13</text:p>
          </table:table-cell>
          <table:table-cell office:value-type="float" office:value="120.6875">
            <text:p>120.69</text:p>
          </table:table-cell>
          <table:table-cell office:value-type="float" office:value="130.53125">
            <text:p>130.53</text:p>
          </table:table-cell>
          <table:table-cell office:value-type="float" office:value="136.4375">
            <text:p>136.44</text:p>
          </table:table-cell>
          <table:table-cell office:value-type="float" office:value="142.25">
            <text:p>142.25</text:p>
          </table:table-cell>
          <table:table-cell office:value-type="float" office:value="139.25">
            <text:p>139.25</text:p>
          </table:table-cell>
          <table:table-cell office:value-type="float" office:value="134">
            <text:p>134</text:p>
          </table:table-cell>
          <table:table-cell office:value-type="float" office:value="126.5">
            <text:p>126.5</text:p>
          </table:table-cell>
          <table:table-cell office:value-type="float" office:value="118.25">
            <text:p>118.25</text:p>
          </table:table-cell>
          <table:table-cell office:value-type="float" office:value="109.625">
            <text:p>109.63</text:p>
          </table:table-cell>
          <table:table-cell office:value-type="float" office:value="101.75">
            <text:p>101.75</text:p>
          </table:table-cell>
          <table:table-cell office:value-type="float" office:value="96">
            <text:p>96</text:p>
          </table:table-cell>
          <table:table-cell office:value-type="float" office:value="147.5">
            <text:p>147.5</text:p>
          </table:table-cell>
          <table:table-cell office:value-type="float" office:value="155.25">
            <text:p>155.25</text:p>
          </table:table-cell>
          <table:table-cell office:value-type="float" office:value="161.25">
            <text:p>161.25</text:p>
          </table:table-cell>
          <table:table-cell office:value-type="float" office:value="165">
            <text:p>165</text:p>
          </table:table-cell>
          <table:table-cell office:value-type="float" office:value="167.5">
            <text:p>167.5</text:p>
          </table:table-cell>
          <table:table-cell office:value-type="float" office:value="168.25">
            <text:p>168.25</text:p>
          </table:table-cell>
          <table:table-cell office:value-type="float" office:value="168.625">
            <text:p>168.63</text:p>
          </table:table-cell>
          <table:table-cell office:value-type="float" office:value="160.75">
            <text:p>160.75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.375">
            <text:p>30.38</text:p>
          </table:table-cell>
          <table:table-cell office:value-type="float" office:value="156.25">
            <text:p>156.25</text:p>
          </table:table-cell>
          <table:table-cell office:value-type="float" office:value="160.875">
            <text:p>160.88</text:p>
          </table:table-cell>
          <table:table-cell office:value-type="float" office:value="156.25">
            <text:p>156.25</text:p>
          </table:table-cell>
          <table:table-cell office:value-type="float" office:value="145.625">
            <text:p>145.63</text:p>
          </table:table-cell>
          <table:table-cell office:value-type="float" office:value="129.375">
            <text:p>129.38</text:p>
          </table:table-cell>
          <table:table-cell office:value-type="float" office:value="110.75">
            <text:p>110.75</text:p>
          </table:table-cell>
          <table:table-cell office:value-type="float" office:value="91.125">
            <text:p>91.13</text:p>
          </table:table-cell>
          <table:table-cell office:value-type="float" office:value="70.125">
            <text:p>70.13</text:p>
          </table:table-cell>
          <table:table-cell office:value-type="float" office:value="52.875">
            <text:p>52.88</text:p>
          </table:table-cell>
        </table:table-row>
        <table:table-row table:style-name="ro1">
          <table:table-cell office:value-type="float" office:value="10.46875">
            <text:p>10.47</text:p>
          </table:table-cell>
          <table:table-cell office:value-type="float" office:value="10.28125">
            <text:p>10.28</text:p>
          </table:table-cell>
          <table:table-cell office:value-type="float" office:value="10.84375">
            <text:p>10.84</text:p>
          </table:table-cell>
          <table:table-cell office:value-type="float" office:value="11.03125">
            <text:p>11.03</text:p>
          </table:table-cell>
          <table:table-cell office:value-type="float" office:value="12.15625">
            <text:p>12.16</text:p>
          </table:table-cell>
          <table:table-cell office:value-type="float" office:value="13.09375">
            <text:p>13.09</text:p>
          </table:table-cell>
          <table:table-cell office:value-type="float" office:value="12.71875">
            <text:p>12.72</text:p>
          </table:table-cell>
          <table:table-cell office:value-type="float" office:value="11.96875">
            <text:p>11.97</text:p>
          </table:table-cell>
          <table:table-cell office:value-type="float" office:value="9.4375">
            <text:p>9.44</text:p>
          </table:table-cell>
          <table:table-cell office:value-type="float" office:value="7">
            <text:p>7</text:p>
          </table:table-cell>
          <table:table-cell office:value-type="float" office:value="3.375">
            <text:p>3.38</text:p>
          </table:table-cell>
          <table:table-cell office:value-type="float" office:value="-0.71875">
            <text:p>-0.72</text:p>
          </table:table-cell>
          <table:table-cell office:value-type="float" office:value="-5.28125">
            <text:p>-5.28</text:p>
          </table:table-cell>
          <table:table-cell office:value-type="float" office:value="-8.3125">
            <text:p>-8.31</text:p>
          </table:table-cell>
          <table:table-cell office:value-type="float" office:value="-11.375">
            <text:p>-11.38</text:p>
          </table:table-cell>
          <table:table-cell office:value-type="float" office:value="-13.84375">
            <text:p>-13.84</text:p>
          </table:table-cell>
          <table:table-cell office:value-type="float" office:value="-15.09375">
            <text:p>-15.09</text:p>
          </table:table-cell>
          <table:table-cell office:value-type="float" office:value="-13.28125">
            <text:p>-13.28</text:p>
          </table:table-cell>
          <table:table-cell office:value-type="float" office:value="-10.1875">
            <text:p>-10.19</text:p>
          </table:table-cell>
          <table:table-cell office:value-type="float" office:value="-8.34375">
            <text:p>-8.34</text:p>
          </table:table-cell>
          <table:table-cell office:value-type="float" office:value="-4.6875">
            <text:p>-4.69</text:p>
          </table:table-cell>
          <table:table-cell office:value-type="float" office:value="-0.84375">
            <text:p>-0.84</text:p>
          </table:table-cell>
          <table:table-cell office:value-type="float" office:value="2.15625">
            <text:p>2.16</text:p>
          </table:table-cell>
          <table:table-cell office:value-type="float" office:value="8.125">
            <text:p>8.13</text:p>
          </table:table-cell>
          <table:table-cell office:value-type="float" office:value="11.96875">
            <text:p>11.97</text:p>
          </table:table-cell>
          <table:table-cell office:value-type="float" office:value="14.875">
            <text:p>14.88</text:p>
          </table:table-cell>
          <table:table-cell office:value-type="float" office:value="16.15625">
            <text:p>16.16</text:p>
          </table:table-cell>
          <table:table-cell office:value-type="float" office:value="16.4375">
            <text:p>16.44</text:p>
          </table:table-cell>
          <table:table-cell office:value-type="float" office:value="15.59375">
            <text:p>15.59</text:p>
          </table:table-cell>
          <table:table-cell office:value-type="float" office:value="11.1875">
            <text:p>11.19</text:p>
          </table:table-cell>
          <table:table-cell office:value-type="float" office:value="8.09375">
            <text:p>8.09</text:p>
          </table:table-cell>
          <table:table-cell office:value-type="float" office:value="5.5625">
            <text:p>5.56</text:p>
          </table:table-cell>
          <table:table-cell office:value-type="float" office:value="0.5">
            <text:p>0.5</text:p>
          </table:table-cell>
          <table:table-cell office:value-type="float" office:value="-4.09375">
            <text:p>-4.09</text:p>
          </table:table-cell>
          <table:table-cell office:value-type="float" office:value="-7.84375">
            <text:p>-7.84</text:p>
          </table:table-cell>
          <table:table-cell office:value-type="float" office:value="-10.65625">
            <text:p>-10.66</text:p>
          </table:table-cell>
          <table:table-cell office:value-type="float" office:value="-11.6875">
            <text:p>-11.69</text:p>
          </table:table-cell>
          <table:table-cell office:value-type="float" office:value="-10.21875">
            <text:p>-10.22</text:p>
          </table:table-cell>
          <table:table-cell office:value-type="float" office:value="-1.5625">
            <text:p>-1.56</text:p>
          </table:table-cell>
          <table:table-cell office:value-type="float" office:value="7.78125">
            <text:p>7.78</text:p>
          </table:table-cell>
          <table:table-cell office:value-type="float" office:value="18.65625">
            <text:p>18.66</text:p>
          </table:table-cell>
          <table:table-cell office:value-type="float" office:value="33.25">
            <text:p>33.25</text:p>
          </table:table-cell>
          <table:table-cell office:value-type="float" office:value="48.5">
            <text:p>48.5</text:p>
          </table:table-cell>
          <table:table-cell office:value-type="float" office:value="61.0625">
            <text:p>61.06</text:p>
          </table:table-cell>
          <table:table-cell office:value-type="float" office:value="72.125">
            <text:p>72.13</text:p>
          </table:table-cell>
          <table:table-cell office:value-type="float" office:value="74.09375">
            <text:p>74.09</text:p>
          </table:table-cell>
          <table:table-cell office:value-type="float" office:value="77.28125">
            <text:p>77.28</text:p>
          </table:table-cell>
          <table:table-cell office:value-type="float" office:value="72.1875">
            <text:p>72.19</text:p>
          </table:table-cell>
          <table:table-cell office:value-type="float" office:value="64.03125">
            <text:p>64.03</text:p>
          </table:table-cell>
          <table:table-cell office:value-type="float" office:value="52.53125">
            <text:p>52.53</text:p>
          </table:table-cell>
          <table:table-cell office:value-type="float" office:value="36.21875">
            <text:p>36.22</text:p>
          </table:table-cell>
          <table:table-cell office:value-type="float" office:value="19.5625">
            <text:p>19.56</text:p>
          </table:table-cell>
          <table:table-cell office:value-type="float" office:value="4.8125">
            <text:p>4.81</text:p>
          </table:table-cell>
          <table:table-cell office:value-type="float" office:value="-5.875">
            <text:p>-5.88</text:p>
          </table:table-cell>
          <table:table-cell office:value-type="float" office:value="-5.03125">
            <text:p>-5.03</text:p>
          </table:table-cell>
          <table:table-cell office:value-type="float" office:value="-6.21875">
            <text:p>-6.22</text:p>
          </table:table-cell>
          <table:table-cell office:value-type="float" office:value="2.8125">
            <text:p>2.81</text:p>
          </table:table-cell>
          <table:table-cell office:value-type="float" office:value="14.53125">
            <text:p>14.53</text:p>
          </table:table-cell>
          <table:table-cell office:value-type="float" office:value="30.875">
            <text:p>30.88</text:p>
          </table:table-cell>
          <table:table-cell office:value-type="float" office:value="49.84375">
            <text:p>49.84</text:p>
          </table:table-cell>
          <table:table-cell office:value-type="float" office:value="70.8125">
            <text:p>70.81</text:p>
          </table:table-cell>
          <table:table-cell office:value-type="float" office:value="85.09375">
            <text:p>85.09</text:p>
          </table:table-cell>
          <table:table-cell office:value-type="float" office:value="98">
            <text:p>98</text:p>
          </table:table-cell>
          <table:table-cell office:value-type="float" office:value="98.75">
            <text:p>98.75</text:p>
          </table:table-cell>
          <table:table-cell office:value-type="float" office:value="99.3125">
            <text:p>99.31</text:p>
          </table:table-cell>
          <table:table-cell office:value-type="float" office:value="90.46875">
            <text:p>90.47</text:p>
          </table:table-cell>
          <table:table-cell office:value-type="float" office:value="78.375">
            <text:p>78.38</text:p>
          </table:table-cell>
          <table:table-cell office:value-type="float" office:value="62.9375">
            <text:p>62.94</text:p>
          </table:table-cell>
          <table:table-cell office:value-type="float" office:value="43.53125">
            <text:p>43.53</text:p>
          </table:table-cell>
          <table:table-cell office:value-type="float" office:value="23.5">
            <text:p>23.5</text:p>
          </table:table-cell>
          <table:table-cell office:value-type="float" office:value="8.1875">
            <text:p>8.19</text:p>
          </table:table-cell>
          <table:table-cell office:value-type="float" office:value="-6.34375">
            <text:p>-6.34</text:p>
          </table:table-cell>
          <table:table-cell office:value-type="float" office:value="-8.875">
            <text:p>-8.88</text:p>
          </table:table-cell>
          <table:table-cell office:value-type="float" office:value="-13.15625">
            <text:p>-13.16</text:p>
          </table:table-cell>
          <table:table-cell office:value-type="float" office:value="-6.65625">
            <text:p>-6.66</text:p>
          </table:table-cell>
          <table:table-cell office:value-type="float" office:value="2.0625">
            <text:p>2.06</text:p>
          </table:table-cell>
          <table:table-cell office:value-type="float" office:value="16.25">
            <text:p>16.25</text:p>
          </table:table-cell>
          <table:table-cell office:value-type="float" office:value="34.9375">
            <text:p>34.94</text:p>
          </table:table-cell>
          <table:table-cell office:value-type="float" office:value="54.5">
            <text:p>54.5</text:p>
          </table:table-cell>
          <table:table-cell office:value-type="float" office:value="68.6875">
            <text:p>68.69</text:p>
          </table:table-cell>
          <table:table-cell office:value-type="float" office:value="83.46875">
            <text:p>83.47</text:p>
          </table:table-cell>
          <table:table-cell office:value-type="float" office:value="86.65625">
            <text:p>86.66</text:p>
          </table:table-cell>
          <table:table-cell office:value-type="float" office:value="90.78125">
            <text:p>90.78</text:p>
          </table:table-cell>
          <table:table-cell office:value-type="float" office:value="85.6875">
            <text:p>85.69</text:p>
          </table:table-cell>
          <table:table-cell office:value-type="float" office:value="76.40625">
            <text:p>76.41</text:p>
          </table:table-cell>
          <table:table-cell office:value-type="float" office:value="63.21875">
            <text:p>63.22</text:p>
          </table:table-cell>
          <table:table-cell office:value-type="float" office:value="43.8125">
            <text:p>43.81</text:p>
          </table:table-cell>
          <table:table-cell office:value-type="float" office:value="25.09375">
            <text:p>25.09</text:p>
          </table:table-cell>
          <table:table-cell office:value-type="float" office:value="10.53125">
            <text:p>10.53</text:p>
          </table:table-cell>
          <table:table-cell office:value-type="float" office:value="-2.6875">
            <text:p>-2.69</text:p>
          </table:table-cell>
          <table:table-cell office:value-type="float" office:value="-5.875">
            <text:p>-5.88</text:p>
          </table:table-cell>
          <table:table-cell office:value-type="float" office:value="-10.53125">
            <text:p>-10.53</text:p>
          </table:table-cell>
          <table:table-cell office:value-type="float" office:value="-5.0625">
            <text:p>-5.06</text:p>
          </table:table-cell>
          <table:table-cell office:value-type="float" office:value="2.8125">
            <text:p>2.81</text:p>
          </table:table-cell>
          <table:table-cell office:value-type="float" office:value="16.53125">
            <text:p>16.53</text:p>
          </table:table-cell>
          <table:table-cell office:value-type="float" office:value="35.125">
            <text:p>35.13</text:p>
          </table:table-cell>
          <table:table-cell office:value-type="float" office:value="54.125">
            <text:p>54.13</text:p>
          </table:table-cell>
          <table:table-cell office:value-type="float" office:value="69.625">
            <text:p>69.63</text:p>
          </table:table-cell>
          <table:table-cell office:value-type="float" office:value="87.59375">
            <text:p>87.59</text:p>
          </table:table-cell>
          <table:table-cell office:value-type="float" office:value="94.34375">
            <text:p>94.34</text:p>
          </table:table-cell>
          <table:table-cell office:value-type="float" office:value="101.65625">
            <text:p>101.66</text:p>
          </table:table-cell>
          <table:table-cell office:value-type="float" office:value="98.90625">
            <text:p>98.91</text:p>
          </table:table-cell>
          <table:table-cell office:value-type="float" office:value="91.875">
            <text:p>91.88</text:p>
          </table:table-cell>
          <table:table-cell office:value-type="float" office:value="78.125">
            <text:p>78.13</text:p>
          </table:table-cell>
          <table:table-cell office:value-type="float" office:value="58.90625">
            <text:p>58.91</text:p>
          </table:table-cell>
          <table:table-cell office:value-type="float" office:value="38.96875">
            <text:p>38.97</text:p>
          </table:table-cell>
          <table:table-cell office:value-type="float" office:value="21.96875">
            <text:p>21.97</text:p>
          </table:table-cell>
          <table:table-cell office:value-type="float" office:value="4.0625">
            <text:p>4.06</text:p>
          </table:table-cell>
          <table:table-cell office:value-type="float" office:value="-3.25">
            <text:p>-3.25</text:p>
          </table:table-cell>
          <table:table-cell office:value-type="float" office:value="-11.46875">
            <text:p>-11.47</text:p>
          </table:table-cell>
          <table:table-cell office:value-type="float" office:value="-9.28125">
            <text:p>-9.28</text:p>
          </table:table-cell>
          <table:table-cell office:value-type="float" office:value="-3.9375">
            <text:p>-3.94</text:p>
          </table:table-cell>
          <table:table-cell office:value-type="float" office:value="10.8125">
            <text:p>10.81</text:p>
          </table:table-cell>
          <table:table-cell office:value-type="float" office:value="26.875">
            <text:p>26.88</text:p>
          </table:table-cell>
          <table:table-cell office:value-type="float" office:value="43.25">
            <text:p>43.25</text:p>
          </table:table-cell>
          <table:table-cell office:value-type="float" office:value="55">
            <text:p>55</text:p>
          </table:table-cell>
          <table:table-cell office:value-type="float" office:value="69.03125">
            <text:p>69.03</text:p>
          </table:table-cell>
          <table:table-cell office:value-type="float" office:value="72.40625">
            <text:p>72.41</text:p>
          </table:table-cell>
          <table:table-cell office:value-type="float" office:value="76.34375">
            <text:p>76.34</text:p>
          </table:table-cell>
          <table:table-cell office:value-type="float" office:value="74.0625">
            <text:p>74.06</text:p>
          </table:table-cell>
          <table:table-cell office:value-type="float" office:value="65.90625">
            <text:p>65.91</text:p>
          </table:table-cell>
          <table:table-cell office:value-type="float" office:value="56.09375">
            <text:p>56.09</text:p>
          </table:table-cell>
          <table:table-cell office:value-type="float" office:value="38.9375">
            <text:p>38.94</text:p>
          </table:table-cell>
          <table:table-cell office:value-type="float" office:value="22.375">
            <text:p>22.38</text:p>
          </table:table-cell>
          <table:table-cell office:value-type="float" office:value="9.3125">
            <text:p>9.31</text:p>
          </table:table-cell>
          <table:table-cell office:value-type="float" office:value="-4.46875">
            <text:p>-4.47</text:p>
          </table:table-cell>
          <table:table-cell office:value-type="float" office:value="-8.03125">
            <text:p>-8.03</text:p>
          </table:table-cell>
          <table:table-cell office:value-type="float" office:value="-14.4375">
            <text:p>-14.44</text:p>
          </table:table-cell>
          <table:table-cell office:value-type="float" office:value="-11.8125">
            <text:p>-11.81</text:p>
          </table:table-cell>
          <table:table-cell office:value-type="float" office:value="-11.15625">
            <text:p>-11.16</text:p>
          </table:table-cell>
          <table:table-cell office:value-type="float" office:value="-9.15625">
            <text:p>-9.16</text:p>
          </table:table-cell>
          <table:table-cell office:value-type="float" office:value="-5.71875">
            <text:p>-5.72</text:p>
          </table:table-cell>
          <table:table-cell office:value-type="float" office:value="1.0625">
            <text:p>1.06</text:p>
          </table:table-cell>
          <table:table-cell office:value-type="float" office:value="5.21875">
            <text:p>5.22</text:p>
          </table:table-cell>
          <table:table-cell office:value-type="float" office:value="10.8125">
            <text:p>10.81</text:p>
          </table:table-cell>
          <table:table-cell office:value-type="float" office:value="14.46875">
            <text:p>14.47</text:p>
          </table:table-cell>
          <table:table-cell office:value-type="float" office:value="16.34375">
            <text:p>16.34</text:p>
          </table:table-cell>
          <table:table-cell office:value-type="float" office:value="12.5">
            <text:p>12.5</text:p>
          </table:table-cell>
          <table:table-cell office:value-type="float" office:value="10.90625">
            <text:p>10.91</text:p>
          </table:table-cell>
          <table:table-cell office:value-type="float" office:value="8.375">
            <text:p>8.38</text:p>
          </table:table-cell>
          <table:table-cell office:value-type="float" office:value="3.59375">
            <text:p>3.59</text:p>
          </table:table-cell>
          <table:table-cell office:value-type="float" office:value="1.0625">
            <text:p>1.06</text:p>
          </table:table-cell>
          <table:table-cell office:value-type="float" office:value="-0.34375">
            <text:p>-0.34</text:p>
          </table:table-cell>
          <table:table-cell office:value-type="float" office:value="-4.1875">
            <text:p>-4.19</text:p>
          </table:table-cell>
          <table:table-cell office:value-type="float" office:value="-6.34375">
            <text:p>-6.34</text:p>
          </table:table-cell>
          <table:table-cell office:value-type="float" office:value="-8.6875">
            <text:p>-8.69</text:p>
          </table:table-cell>
          <table:table-cell office:value-type="float" office:value="-12">
            <text:p>-12</text:p>
          </table:table-cell>
          <table:table-cell office:value-type="float" office:value="-14.65625">
            <text:p>-14.66</text:p>
          </table:table-cell>
          <table:table-cell office:value-type="float" office:value="-14.15625">
            <text:p>-14.16</text:p>
          </table:table-cell>
          <table:table-cell office:value-type="float" office:value="-11.46875">
            <text:p>-11.47</text:p>
          </table:table-cell>
          <table:table-cell office:value-type="float" office:value="-8.8125">
            <text:p>-8.81</text:p>
          </table:table-cell>
          <table:table-cell office:value-type="float" office:value="-5.03125">
            <text:p>-5.03</text:p>
          </table:table-cell>
          <table:table-cell office:value-type="float" office:value="-0.3125">
            <text:p>-0.31</text:p>
          </table:table-cell>
          <table:table-cell office:value-type="float" office:value="-7.65625">
            <text:p>-7.66</text:p>
          </table:table-cell>
          <table:table-cell office:value-type="float" office:value="-4.28125">
            <text:p>-4.28</text:p>
          </table:table-cell>
          <table:table-cell office:value-type="float" office:value="0.75">
            <text:p>0.75</text:p>
          </table:table-cell>
          <table:table-cell office:value-type="float" office:value="4.65625">
            <text:p>4.66</text:p>
          </table:table-cell>
          <table:table-cell office:value-type="float" office:value="8.625">
            <text:p>8.63</text:p>
          </table:table-cell>
          <table:table-cell office:value-type="float" office:value="8.59375">
            <text:p>8.59</text:p>
          </table:table-cell>
          <table:table-cell office:value-type="float" office:value="10.96875">
            <text:p>10.97</text:p>
          </table:table-cell>
          <table:table-cell office:value-type="float" office:value="10.90625">
            <text:p>10.91</text:p>
          </table:table-cell>
          <table:table-cell office:value-type="float" office:value="11.875">
            <text:p>11.88</text:p>
          </table:table-cell>
        </table:table-row>
        <table:table-row table:style-name="ro1">
          <table:table-cell office:value-type="float" office:value="97.96875">
            <text:p>97.97</text:p>
          </table:table-cell>
          <table:table-cell office:value-type="float" office:value="98.25">
            <text:p>98.25</text:p>
          </table:table-cell>
          <table:table-cell office:value-type="float" office:value="97.78125">
            <text:p>97.78</text:p>
          </table:table-cell>
          <table:table-cell office:value-type="float" office:value="96.375">
            <text:p>96.38</text:p>
          </table:table-cell>
          <table:table-cell office:value-type="float" office:value="94.6875">
            <text:p>94.69</text:p>
          </table:table-cell>
          <table:table-cell office:value-type="float" office:value="93.75">
            <text:p>93.75</text:p>
          </table:table-cell>
          <table:table-cell office:value-type="float" office:value="94.125">
            <text:p>94.13</text:p>
          </table:table-cell>
          <table:table-cell office:value-type="float" office:value="95.90625">
            <text:p>95.91</text:p>
          </table:table-cell>
          <table:table-cell office:value-type="float" office:value="99.5625">
            <text:p>99.56</text:p>
          </table:table-cell>
          <table:table-cell office:value-type="float" office:value="103.3125">
            <text:p>103.31</text:p>
          </table:table-cell>
          <table:table-cell office:value-type="float" office:value="107.8125">
            <text:p>107.81</text:p>
          </table:table-cell>
          <table:table-cell office:value-type="float" office:value="112.6875">
            <text:p>112.69</text:p>
          </table:table-cell>
          <table:table-cell office:value-type="float" office:value="117.46875">
            <text:p>117.47</text:p>
          </table:table-cell>
          <table:table-cell office:value-type="float" office:value="119.15625">
            <text:p>119.16</text:p>
          </table:table-cell>
          <table:table-cell office:value-type="float" office:value="119.53125">
            <text:p>119.53</text:p>
          </table:table-cell>
          <table:table-cell office:value-type="float" office:value="121.96875">
            <text:p>121.97</text:p>
          </table:table-cell>
          <table:table-cell office:value-type="float" office:value="121.78125">
            <text:p>121.78</text:p>
          </table:table-cell>
          <table:table-cell office:value-type="float" office:value="117.5625">
            <text:p>117.56</text:p>
          </table:table-cell>
          <table:table-cell office:value-type="float" office:value="112.03125">
            <text:p>112.03</text:p>
          </table:table-cell>
          <table:table-cell office:value-type="float" office:value="106.96875">
            <text:p>106.97</text:p>
          </table:table-cell>
          <table:table-cell office:value-type="float" office:value="101.71875">
            <text:p>101.72</text:p>
          </table:table-cell>
          <table:table-cell office:value-type="float" office:value="95.25">
            <text:p>95.25</text:p>
          </table:table-cell>
          <table:table-cell office:value-type="float" office:value="90.9375">
            <text:p>90.94</text:p>
          </table:table-cell>
          <table:table-cell office:value-type="float" office:value="83.625">
            <text:p>83.63</text:p>
          </table:table-cell>
          <table:table-cell office:value-type="float" office:value="78">
            <text:p>78</text:p>
          </table:table-cell>
          <table:table-cell office:value-type="float" office:value="73.875">
            <text:p>73.88</text:p>
          </table:table-cell>
          <table:table-cell office:value-type="float" office:value="72.46875">
            <text:p>72.47</text:p>
          </table:table-cell>
          <table:table-cell office:value-type="float" office:value="71.8125">
            <text:p>71.81</text:p>
          </table:table-cell>
          <table:table-cell office:value-type="float" office:value="72.9375">
            <text:p>72.94</text:p>
          </table:table-cell>
          <table:table-cell office:value-type="float" office:value="78.65625">
            <text:p>78.66</text:p>
          </table:table-cell>
          <table:table-cell office:value-type="float" office:value="85.59375">
            <text:p>85.59</text:p>
          </table:table-cell>
          <table:table-cell office:value-type="float" office:value="86.15625">
            <text:p>86.16</text:p>
          </table:table-cell>
          <table:table-cell office:value-type="float" office:value="88.40625">
            <text:p>88.41</text:p>
          </table:table-cell>
          <table:table-cell office:value-type="float" office:value="96.46875">
            <text:p>96.47</text:p>
          </table:table-cell>
          <table:table-cell office:value-type="float" office:value="103.03125">
            <text:p>103.03</text:p>
          </table:table-cell>
          <table:table-cell office:value-type="float" office:value="105.9375">
            <text:p>105.94</text:p>
          </table:table-cell>
          <table:table-cell office:value-type="float" office:value="106.78125">
            <text:p>106.78</text:p>
          </table:table-cell>
          <table:table-cell office:value-type="float" office:value="103.96875">
            <text:p>103.97</text:p>
          </table:table-cell>
          <table:table-cell office:value-type="float" office:value="91.71875">
            <text:p>91.72</text:p>
          </table:table-cell>
          <table:table-cell office:value-type="float" office:value="77.25">
            <text:p>77.25</text:p>
          </table:table-cell>
          <table:table-cell office:value-type="float" office:value="61.4375">
            <text:p>61.44</text:p>
          </table:table-cell>
          <table:table-cell office:value-type="float" office:value="39.5">
            <text:p>39.5</text:p>
          </table:table-cell>
          <table:table-cell office:value-type="float" office:value="18.125">
            <text:p>18.13</text:p>
          </table:table-cell>
          <table:table-cell office:value-type="float" office:value="-1.125">
            <text:p>-1.13</text:p>
          </table:table-cell>
          <table:table-cell office:value-type="float" office:value="-16.03125">
            <text:p>-16.03</text:p>
          </table:table-cell>
          <table:table-cell office:value-type="float" office:value="-17.8125">
            <text:p>-17.81</text:p>
          </table:table-cell>
          <table:table-cell office:value-type="float" office:value="-12.0625">
            <text:p>-12.06</text:p>
          </table:table-cell>
          <table:table-cell office:value-type="float" office:value="-9.34375">
            <text:p>-9.34</text:p>
          </table:table-cell>
          <table:table-cell office:value-type="float" office:value="2.59375">
            <text:p>2.59</text:p>
          </table:table-cell>
          <table:table-cell office:value-type="float" office:value="18.15625">
            <text:p>18.16</text:p>
          </table:table-cell>
          <table:table-cell office:value-type="float" office:value="38.40625">
            <text:p>38.41</text:p>
          </table:table-cell>
          <table:table-cell office:value-type="float" office:value="65.46875">
            <text:p>65.47</text:p>
          </table:table-cell>
          <table:table-cell office:value-type="float" office:value="89.03125">
            <text:p>89.03</text:p>
          </table:table-cell>
          <table:table-cell office:value-type="float" office:value="104.8125">
            <text:p>104.81</text:p>
          </table:table-cell>
          <table:table-cell office:value-type="float" office:value="103.03125">
            <text:p>103.03</text:p>
          </table:table-cell>
          <table:table-cell office:value-type="float" office:value="104.09375">
            <text:p>104.09</text:p>
          </table:table-cell>
          <table:table-cell office:value-type="float" office:value="90.96875">
            <text:p>90.97</text:p>
          </table:table-cell>
          <table:table-cell office:value-type="float" office:value="71.875">
            <text:p>71.88</text:p>
          </table:table-cell>
          <table:table-cell office:value-type="float" office:value="48.4375">
            <text:p>48.44</text:p>
          </table:table-cell>
          <table:table-cell office:value-type="float" office:value="18.25">
            <text:p>18.25</text:p>
          </table:table-cell>
          <table:table-cell office:value-type="float" office:value="-11.625">
            <text:p>-11.63</text:p>
          </table:table-cell>
          <table:table-cell office:value-type="float" office:value="-33.875">
            <text:p>-33.88</text:p>
          </table:table-cell>
          <table:table-cell office:value-type="float" office:value="-47.90625">
            <text:p>-47.91</text:p>
          </table:table-cell>
          <table:table-cell office:value-type="float" office:value="-51.09375">
            <text:p>-51.09</text:p>
          </table:table-cell>
          <table:table-cell office:value-type="float" office:value="-44.125">
            <text:p>-44.13</text:p>
          </table:table-cell>
          <table:table-cell office:value-type="float" office:value="-36.8125">
            <text:p>-36.81</text:p>
          </table:table-cell>
          <table:table-cell office:value-type="float" office:value="-19.34375">
            <text:p>-19.34</text:p>
          </table:table-cell>
          <table:table-cell office:value-type="float" office:value="2.03125">
            <text:p>2.03</text:p>
          </table:table-cell>
          <table:table-cell office:value-type="float" office:value="27.15625">
            <text:p>27.16</text:p>
          </table:table-cell>
          <table:table-cell office:value-type="float" office:value="59">
            <text:p>59</text:p>
          </table:table-cell>
          <table:table-cell office:value-type="float" office:value="83.40625">
            <text:p>83.41</text:p>
          </table:table-cell>
          <table:table-cell office:value-type="float" office:value="105.28125">
            <text:p>105.28</text:p>
          </table:table-cell>
          <table:table-cell office:value-type="float" office:value="109.125">
            <text:p>109.13</text:p>
          </table:table-cell>
          <table:table-cell office:value-type="float" office:value="114.5">
            <text:p>114.5</text:p>
          </table:table-cell>
          <table:table-cell office:value-type="float" office:value="105.3125">
            <text:p>105.31</text:p>
          </table:table-cell>
          <table:table-cell office:value-type="float" office:value="90.4375">
            <text:p>90.44</text:p>
          </table:table-cell>
          <table:table-cell office:value-type="float" office:value="70.5625">
            <text:p>70.56</text:p>
          </table:table-cell>
          <table:table-cell office:value-type="float" office:value="41.03125">
            <text:p>41.03</text:p>
          </table:table-cell>
          <table:table-cell office:value-type="float" office:value="10.96875">
            <text:p>10.97</text:p>
          </table:table-cell>
          <table:table-cell office:value-type="float" office:value="-9.125">
            <text:p>-9.13</text:p>
          </table:table-cell>
          <table:table-cell office:value-type="float" office:value="-24.5625">
            <text:p>-24.56</text:p>
          </table:table-cell>
          <table:table-cell office:value-type="float" office:value="-31.21875">
            <text:p>-31.22</text:p>
          </table:table-cell>
          <table:table-cell office:value-type="float" office:value="-28.9375">
            <text:p>-28.94</text:p>
          </table:table-cell>
          <table:table-cell office:value-type="float" office:value="-26.875">
            <text:p>-26.88</text:p>
          </table:table-cell>
          <table:table-cell office:value-type="float" office:value="-14.375">
            <text:p>-14.38</text:p>
          </table:table-cell>
          <table:table-cell office:value-type="float" office:value="2.6875">
            <text:p>2.69</text:p>
          </table:table-cell>
          <table:table-cell office:value-type="float" office:value="27.53125">
            <text:p>27.53</text:p>
          </table:table-cell>
          <table:table-cell office:value-type="float" office:value="56.84375">
            <text:p>56.84</text:p>
          </table:table-cell>
          <table:table-cell office:value-type="float" office:value="80.03125">
            <text:p>80.03</text:p>
          </table:table-cell>
          <table:table-cell office:value-type="float" office:value="101.625">
            <text:p>101.63</text:p>
          </table:table-cell>
          <table:table-cell office:value-type="float" office:value="106.03125">
            <text:p>106.03</text:p>
          </table:table-cell>
          <table:table-cell office:value-type="float" office:value="112.25">
            <text:p>112.25</text:p>
          </table:table-cell>
          <table:table-cell office:value-type="float" office:value="104.1875">
            <text:p>104.19</text:p>
          </table:table-cell>
          <table:table-cell office:value-type="float" office:value="90.15625">
            <text:p>90.16</text:p>
          </table:table-cell>
          <table:table-cell office:value-type="float" office:value="70.5625">
            <text:p>70.56</text:p>
          </table:table-cell>
          <table:table-cell office:value-type="float" office:value="40.1875">
            <text:p>40.19</text:p>
          </table:table-cell>
          <table:table-cell office:value-type="float" office:value="8.15625">
            <text:p>8.16</text:p>
          </table:table-cell>
          <table:table-cell office:value-type="float" office:value="-15.03125">
            <text:p>-15.03</text:p>
          </table:table-cell>
          <table:table-cell office:value-type="float" office:value="-34.125">
            <text:p>-34.13</text:p>
          </table:table-cell>
          <table:table-cell office:value-type="float" office:value="-44.71875">
            <text:p>-44.72</text:p>
          </table:table-cell>
          <table:table-cell office:value-type="float" office:value="-46.9375">
            <text:p>-46.94</text:p>
          </table:table-cell>
          <table:table-cell office:value-type="float" office:value="-48.53125">
            <text:p>-48.53</text:p>
          </table:table-cell>
          <table:table-cell office:value-type="float" office:value="-38.75">
            <text:p>-38.75</text:p>
          </table:table-cell>
          <table:table-cell office:value-type="float" office:value="-20.65625">
            <text:p>-20.66</text:p>
          </table:table-cell>
          <table:table-cell office:value-type="float" office:value="6.8125">
            <text:p>6.81</text:p>
          </table:table-cell>
          <table:table-cell office:value-type="float" office:value="36.6875">
            <text:p>36.69</text:p>
          </table:table-cell>
          <table:table-cell office:value-type="float" office:value="62.6875">
            <text:p>62.69</text:p>
          </table:table-cell>
          <table:table-cell office:value-type="float" office:value="89.8125">
            <text:p>89.81</text:p>
          </table:table-cell>
          <table:table-cell office:value-type="float" office:value="100.40625">
            <text:p>100.41</text:p>
          </table:table-cell>
          <table:table-cell office:value-type="float" office:value="111.96875">
            <text:p>111.97</text:p>
          </table:table-cell>
          <table:table-cell office:value-type="float" office:value="108.21875">
            <text:p>108.22</text:p>
          </table:table-cell>
          <table:table-cell office:value-type="float" office:value="99.53125">
            <text:p>99.53</text:p>
          </table:table-cell>
          <table:table-cell office:value-type="float" office:value="82.09375">
            <text:p>82.09</text:p>
          </table:table-cell>
          <table:table-cell office:value-type="float" office:value="56.6875">
            <text:p>56.69</text:p>
          </table:table-cell>
          <table:table-cell office:value-type="float" office:value="28.96875">
            <text:p>28.97</text:p>
          </table:table-cell>
          <table:table-cell office:value-type="float" office:value="9.53125">
            <text:p>9.53</text:p>
          </table:table-cell>
          <table:table-cell office:value-type="float" office:value="-5.71875">
            <text:p>-5.72</text:p>
          </table:table-cell>
          <table:table-cell office:value-type="float" office:value="-13.5">
            <text:p>-13.5</text:p>
          </table:table-cell>
          <table:table-cell office:value-type="float" office:value="-12.0625">
            <text:p>-12.06</text:p>
          </table:table-cell>
          <table:table-cell office:value-type="float" office:value="-15.25">
            <text:p>-15.25</text:p>
          </table:table-cell>
          <table:table-cell office:value-type="float" office:value="-8">
            <text:p>-8</text:p>
          </table:table-cell>
          <table:table-cell office:value-type="float" office:value="11.125">
            <text:p>11.13</text:p>
          </table:table-cell>
          <table:table-cell office:value-type="float" office:value="36.90625">
            <text:p>36.91</text:p>
          </table:table-cell>
          <table:table-cell office:value-type="float" office:value="61.4375">
            <text:p>61.44</text:p>
          </table:table-cell>
          <table:table-cell office:value-type="float" office:value="81.0625">
            <text:p>81.06</text:p>
          </table:table-cell>
          <table:table-cell office:value-type="float" office:value="101.34375">
            <text:p>101.34</text:p>
          </table:table-cell>
          <table:table-cell office:value-type="float" office:value="105.65625">
            <text:p>105.66</text:p>
          </table:table-cell>
          <table:table-cell office:value-type="float" office:value="114.96875">
            <text:p>114.97</text:p>
          </table:table-cell>
          <table:table-cell office:value-type="float" office:value="118.21875">
            <text:p>118.22</text:p>
          </table:table-cell>
          <table:table-cell office:value-type="float" office:value="117.53125">
            <text:p>117.53</text:p>
          </table:table-cell>
          <table:table-cell office:value-type="float" office:value="111.59375">
            <text:p>111.59</text:p>
          </table:table-cell>
          <table:table-cell office:value-type="float" office:value="99.8125">
            <text:p>99.81</text:p>
          </table:table-cell>
          <table:table-cell office:value-type="float" office:value="88.84375">
            <text:p>88.84</text:p>
          </table:table-cell>
          <table:table-cell office:value-type="float" office:value="84.90625">
            <text:p>84.91</text:p>
          </table:table-cell>
          <table:table-cell office:value-type="float" office:value="82.78125">
            <text:p>82.78</text:p>
          </table:table-cell>
          <table:table-cell office:value-type="float" office:value="76.125">
            <text:p>76.13</text:p>
          </table:table-cell>
          <table:table-cell office:value-type="float" office:value="72.9375">
            <text:p>72.94</text:p>
          </table:table-cell>
          <table:table-cell office:value-type="float" office:value="72.75">
            <text:p>72.75</text:p>
          </table:table-cell>
          <table:table-cell office:value-type="float" office:value="75">
            <text:p>75</text:p>
          </table:table-cell>
          <table:table-cell office:value-type="float" office:value="79.125">
            <text:p>79.13</text:p>
          </table:table-cell>
          <table:table-cell office:value-type="float" office:value="86.90625">
            <text:p>86.91</text:p>
          </table:table-cell>
          <table:table-cell office:value-type="float" office:value="92.4375">
            <text:p>92.44</text:p>
          </table:table-cell>
          <table:table-cell office:value-type="float" office:value="95.0625">
            <text:p>95.06</text:p>
          </table:table-cell>
          <table:table-cell office:value-type="float" office:value="102.46875">
            <text:p>102.47</text:p>
          </table:table-cell>
          <table:table-cell office:value-type="float" office:value="109.40625">
            <text:p>109.41</text:p>
          </table:table-cell>
          <table:table-cell office:value-type="float" office:value="114.84375">
            <text:p>114.84</text:p>
          </table:table-cell>
          <table:table-cell office:value-type="float" office:value="118.96875">
            <text:p>118.97</text:p>
          </table:table-cell>
          <table:table-cell office:value-type="float" office:value="122.53125">
            <text:p>122.53</text:p>
          </table:table-cell>
          <table:table-cell office:value-type="float" office:value="124.59375">
            <text:p>124.59</text:p>
          </table:table-cell>
          <table:table-cell office:value-type="float" office:value="122.0625">
            <text:p>122.06</text:p>
          </table:table-cell>
          <table:table-cell office:value-type="float" office:value="118.59375">
            <text:p>118.59</text:p>
          </table:table-cell>
          <table:table-cell office:value-type="float" office:value="117.65625">
            <text:p>117.66</text:p>
          </table:table-cell>
          <table:table-cell office:value-type="float" office:value="114.65625">
            <text:p>114.66</text:p>
          </table:table-cell>
          <table:table-cell office:value-type="float" office:value="109.125">
            <text:p>109.13</text:p>
          </table:table-cell>
          <table:table-cell office:value-type="float" office:value="104.0625">
            <text:p>104.06</text:p>
          </table:table-cell>
          <table:table-cell office:value-type="float" office:value="98.25">
            <text:p>98.25</text:p>
          </table:table-cell>
          <table:table-cell office:value-type="float" office:value="93.75">
            <text:p>93.75</text:p>
          </table:table-cell>
          <table:table-cell office:value-type="float" office:value="90.75">
            <text:p>90.75</text:p>
          </table:table-cell>
          <table:table-cell office:value-type="float" office:value="92.15625">
            <text:p>92.16</text:p>
          </table:table-cell>
          <table:table-cell office:value-type="float" office:value="91.59375">
            <text:p>91.59</text:p>
          </table:table-cell>
          <table:table-cell office:value-type="float" office:value="92.25">
            <text:p>92.25</text:p>
          </table:table-cell>
          <table:table-cell office:value-type="float" office:value="93.5625">
            <text:p>93.56</text:p>
          </table:table-cell>
        </table:table-row>
        <table:table-row table:style-name="ro1">
          <table:table-cell>
            <draw:frame table:end-cell-address="Sheet2.G24" table:end-x="2.203cm" table:end-y="0.246cm" draw:z-index="0" draw:style-name="gr1" svg:width="15.428cm" svg:height="6.999cm" svg:x="0.323cm" svg:y="0.444cm">
              <draw:object draw:notify-on-update-of-ranges="Sheet2.A1:Sheet2.FF1 Sheet2.A2:Sheet2.FF2 Sheet2.A3:Sheet2.FF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2.N24" table:end-x="2.203cm" table:end-y="0.247cm" draw:z-index="1" draw:style-name="gr1" svg:width="15.762cm" svg:height="6.999cm" svg:x="2.248cm" svg:y="0.445cm">
              <draw:object draw:notify-on-update-of-ranges="Sheet2.A5:Sheet2.FF5 Sheet2.A6:Sheet2.FF6 Sheet2.A7:Sheet2.F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7:34</dc:date>
    <meta:editing-cycles>1</meta:editing-cycles>
    <meta:editing-duration>P1DT3H16M8S</meta:editing-duration>
    <meta:user-defined meta:name="Info 1"/>
    <meta:user-defined meta:name="Info 2"/>
    <meta:user-defined meta:name="Info 3"/>
    <meta:user-defined meta:name="Info 4"/>
    <meta:document-statistic meta:table-count="2" meta:cell-count="9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429cm" svg:height="7cm" chart:class="chart:line" chart:style-name="ch1">
        <chart:title svg:x="4.778cm" svg:y="0.142cm" chart:style-name="ch2">
          <text:p>Multiresolution Filtering Effects</text:p>
        </chart:title>
        <chart:subtitle svg:x="6.589cm" svg:y="0.784cm" chart:style-name="ch3">
          <text:p>Original Data</text:p>
        </chart:subtitle>
        <chart:legend chart:legend-position="end" svg:x="14.312cm" svg:y="2.844cm" chart:style-name="ch4"/>
        <chart:plot-area chart:style-name="ch5" table:cell-range-address="Sheet2.A1:Sheet2.FF3" svg:x="0.414cm" svg:y="1.374cm" svg:width="13.59cm" svg:height="5.404cm">
          <chart:axis chart:dimension="x" chart:name="primary-x" chart:style-name="ch6">
            <chart:title svg:x="6.477cm" svg:y="6.349cm" chart:style-name="ch7">
              <text:p>Frames/steps</text:p>
            </chart:title>
          </chart:axis>
          <chart:axis chart:dimension="y" chart:name="primary-y" chart:style-name="ch6">
            <chart:title svg:x="0.309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1:Sheet2.FF1" chart:class="chart:line">
            <chart:data-point chart:repeated="162"/>
          </chart:series>
          <chart:series chart:style-name="ch11" chart:values-cell-range-address="Sheet2.A2:Sheet2.FF2" chart:class="chart:line">
            <chart:data-point chart:repeated="162"/>
          </chart:series>
          <chart:series chart:style-name="ch12" chart:values-cell-range-address="Sheet2.A3:Sheet2.FF3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763cm" svg:height="7cm" chart:class="chart:line" chart:style-name="ch1">
        <chart:title svg:x="4.945cm" svg:y="0.142cm" chart:style-name="ch2">
          <text:p>Multiresolution Filtering Effects</text:p>
        </chart:title>
        <chart:subtitle svg:x="5.896cm" svg:y="0.784cm" chart:style-name="ch3">
          <text:p>CH: 1-3, G = 5, w = 1.5</text:p>
        </chart:subtitle>
        <chart:legend chart:legend-position="end" svg:x="14.639cm" svg:y="2.844cm" chart:style-name="ch4"/>
        <chart:plot-area chart:style-name="ch5" table:cell-range-address="Sheet2.A5:Sheet2.FF7" svg:x="0.429cm" svg:y="1.374cm" svg:width="13.896cm" svg:height="5.404cm">
          <chart:axis chart:dimension="x" chart:name="primary-x" chart:style-name="ch6">
            <chart:title svg:x="6.644cm" svg:y="6.349cm" chart:style-name="ch7">
              <text:p>Frames/steps</text:p>
            </chart:title>
          </chart:axis>
          <chart:axis chart:dimension="y" chart:name="primary-y" chart:style-name="ch6">
            <chart:title svg:x="0.316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5:Sheet2.FF5" chart:class="chart:line">
            <chart:data-point chart:repeated="162"/>
          </chart:series>
          <chart:series chart:style-name="ch11" chart:values-cell-range-address="Sheet2.A6:Sheet2.FF6" chart:class="chart:line">
            <chart:data-point chart:repeated="162"/>
          </chart:series>
          <chart:series chart:style-name="ch12" chart:values-cell-range-address="Sheet2.A7:Sheet2.FF7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375">
                <text:p>85.375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6.75">
                <text:p>106.75</text:p>
              </table:table-cell>
              <table:table-cell office:value-type="float" office:value="114.625">
                <text:p>114.625</text:p>
              </table:table-cell>
              <table:table-cell office:value-type="float" office:value="123.625">
                <text:p>123.625</text:p>
              </table:table-cell>
              <table:table-cell office:value-type="float" office:value="133">
                <text:p>133</text:p>
              </table:table-cell>
              <table:table-cell office:value-type="float" office:value="142.75">
                <text:p>142.75</text:p>
              </table:table-cell>
              <table:table-cell office:value-type="float" office:value="152.875">
                <text:p>152.875</text:p>
              </table:table-cell>
              <table:table-cell office:value-type="float" office:value="153.625">
                <text:p>153.625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8.375">
                <text:p>98.375</text:p>
              </table:table-cell>
              <table:table-cell office:value-type="float" office:value="101.75">
                <text:p>101.75</text:p>
              </table:table-cell>
              <table:table-cell office:value-type="float" office:value="99.125">
                <text:p>99.125</text:p>
              </table:table-cell>
              <table:table-cell office:value-type="float" office:value="99.5">
                <text:p>99.5</text:p>
              </table:table-cell>
              <table:table-cell office:value-type="float" office:value="102.875">
                <text:p>102.875</text:p>
              </table:table-cell>
              <table:table-cell office:value-type="float" office:value="107.25">
                <text:p>107.25</text:p>
              </table:table-cell>
              <table:table-cell office:value-type="float" office:value="112.625">
                <text:p>112.625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.875">
                <text:p>123.875</text:p>
              </table:table-cell>
              <table:table-cell office:value-type="float" office:value="123.125">
                <text:p>123.125</text:p>
              </table:table-cell>
              <table:table-cell office:value-type="float" office:value="120.875">
                <text:p>120.875</text:p>
              </table:table-cell>
              <table:table-cell office:value-type="float" office:value="116.75">
                <text:p>116.75</text:p>
              </table:table-cell>
              <table:table-cell office:value-type="float" office:value="112.25">
                <text:p>112.25</text:p>
              </table:table-cell>
              <table:table-cell office:value-type="float" office:value="107.375">
                <text:p>107.375</text:p>
              </table:table-cell>
              <table:table-cell office:value-type="float" office:value="103.25">
                <text:p>103.25</text:p>
              </table:table-cell>
              <table:table-cell office:value-type="float" office:value="97.34375">
                <text:p>97.34375</text:p>
              </table:table-cell>
              <table:table-cell office:value-type="float" office:value="94.8125">
                <text:p>94.8125</text:p>
              </table:table-cell>
              <table:table-cell office:value-type="float" office:value="90.03125">
                <text:p>90.03125</text:p>
              </table:table-cell>
              <table:table-cell office:value-type="float" office:value="86.375">
                <text:p>86.375</text:p>
              </table:table-cell>
              <table:table-cell office:value-type="float" office:value="83.84375">
                <text:p>83.84375</text:p>
              </table:table-cell>
              <table:table-cell office:value-type="float" office:value="81.6875">
                <text:p>81.6875</text:p>
              </table:table-cell>
              <table:table-cell office:value-type="float" office:value="79.90625">
                <text:p>79.90625</text:p>
              </table:table-cell>
              <table:table-cell office:value-type="float" office:value="78.5">
                <text:p>78.5</text:p>
              </table:table-cell>
              <table:table-cell office:value-type="float" office:value="79.25">
                <text:p>79.25</text:p>
              </table:table-cell>
              <table:table-cell office:value-type="float" office:value="78.21875">
                <text:p>78.21875</text:p>
              </table:table-cell>
              <table:table-cell office:value-type="float" office:value="78.78125">
                <text:p>78.78125</text:p>
              </table:table-cell>
              <table:table-cell office:value-type="float" office:value="80.46875">
                <text:p>80.46875</text:p>
              </table:table-cell>
              <table:table-cell office:value-type="float" office:value="83.5625">
                <text:p>83.5625</text:p>
              </table:table-cell>
              <table:table-cell office:value-type="float" office:value="86.9375">
                <text:p>86.9375</text:p>
              </table:table-cell>
              <table:table-cell office:value-type="float" office:value="90.59375">
                <text:p>90.59375</text:p>
              </table:table-cell>
              <table:table-cell office:value-type="float" office:value="93.6875">
                <text:p>93.6875</text:p>
              </table:table-cell>
              <table:table-cell office:value-type="float" office:value="96.21875">
                <text:p>96.21875</text:p>
              </table:table-cell>
              <table:table-cell office:value-type="float" office:value="96.21875">
                <text:p>96.21875</text:p>
              </table:table-cell>
              <table:table-cell office:value-type="float" office:value="97.90625">
                <text:p>97.90625</text:p>
              </table:table-cell>
              <table:table-cell office:value-type="float" office:value="98.75">
                <text:p>98.75</text:p>
              </table:table-cell>
              <table:table-cell office:value-type="float" office:value="98.75">
                <text:p>98.75</text:p>
              </table:table-cell>
              <table:table-cell office:value-type="float" office:value="98.46875">
                <text:p>98.46875</text:p>
              </table:table-cell>
              <table:table-cell office:value-type="float" office:value="97.90625">
                <text:p>97.90625</text:p>
              </table:table-cell>
              <table:table-cell office:value-type="float" office:value="97.0625">
                <text:p>97.0625</text:p>
              </table:table-cell>
              <table:table-cell office:value-type="float" office:value="96.5">
                <text:p>96.5</text:p>
              </table:table-cell>
              <table:table-cell office:value-type="float" office:value="96.21875">
                <text:p>96.21875</text:p>
              </table:table-cell>
              <table:table-cell office:value-type="float" office:value="96.21875">
                <text:p>96.21875</text:p>
              </table:table-cell>
              <table:table-cell office:value-type="float" office:value="96.21875">
                <text:p>96.21875</text:p>
              </table:table-cell>
              <table:table-cell office:value-type="float" office:value="96.21875">
                <text:p>96.21875</text:p>
              </table:table-cell>
              <table:table-cell office:value-type="float" office:value="96.21875">
                <text:p>96.21875</text:p>
              </table:table-cell>
              <table:table-cell office:value-type="float" office:value="96.21875">
                <text:p>96.21875</text:p>
              </table:table-cell>
              <table:table-cell office:value-type="float" office:value="96.21875">
                <text:p>96.21875</text:p>
              </table:table-cell>
              <table:table-cell office:value-type="float" office:value="95.375">
                <text:p>95.375</text:p>
              </table:table-cell>
              <table:table-cell office:value-type="float" office:value="94.53125">
                <text:p>94.53125</text:p>
              </table:table-cell>
              <table:table-cell office:value-type="float" office:value="93.6875">
                <text:p>93.6875</text:p>
              </table:table-cell>
              <table:table-cell office:value-type="float" office:value="92.84375">
                <text:p>92.84375</text:p>
              </table:table-cell>
              <table:table-cell office:value-type="float" office:value="92">
                <text:p>92</text:p>
              </table:table-cell>
              <table:table-cell office:value-type="float" office:value="91.15625">
                <text:p>91.15625</text:p>
              </table:table-cell>
              <table:table-cell office:value-type="float" office:value="90.3125">
                <text:p>90.3125</text:p>
              </table:table-cell>
              <table:table-cell office:value-type="float" office:value="89.375">
                <text:p>89.375</text:p>
              </table:table-cell>
              <table:table-cell office:value-type="float" office:value="88.90625">
                <text:p>88.90625</text:p>
              </table:table-cell>
              <table:table-cell office:value-type="float" office:value="87.78125">
                <text:p>87.78125</text:p>
              </table:table-cell>
              <table:table-cell office:value-type="float" office:value="87.125">
                <text:p>87.125</text:p>
              </table:table-cell>
              <table:table-cell office:value-type="float" office:value="86.84375">
                <text:p>86.84375</text:p>
              </table:table-cell>
              <table:table-cell office:value-type="float" office:value="86.9375">
                <text:p>86.9375</text:p>
              </table:table-cell>
              <table:table-cell office:value-type="float" office:value="87.21875">
                <text:p>87.21875</text:p>
              </table:table-cell>
              <table:table-cell office:value-type="float" office:value="87.59375">
                <text:p>87.59375</text:p>
              </table:table-cell>
              <table:table-cell office:value-type="float" office:value="88.625">
                <text:p>88.625</text:p>
              </table:table-cell>
              <table:table-cell office:value-type="float" office:value="89.28125">
                <text:p>89.28125</text:p>
              </table:table-cell>
              <table:table-cell office:value-type="float" office:value="90.03125">
                <text:p>90.03125</text:p>
              </table:table-cell>
              <table:table-cell office:value-type="float" office:value="91.90625">
                <text:p>91.90625</text:p>
              </table:table-cell>
              <table:table-cell office:value-type="float" office:value="94.0625">
                <text:p>94.0625</text:p>
              </table:table-cell>
              <table:table-cell office:value-type="float" office:value="96.125">
                <text:p>96.125</text:p>
              </table:table-cell>
              <table:table-cell office:value-type="float" office:value="98.1875">
                <text:p>98.1875</text:p>
              </table:table-cell>
              <table:table-cell office:value-type="float" office:value="99.96875">
                <text:p>99.96875</text:p>
              </table:table-cell>
              <table:table-cell office:value-type="float" office:value="101.375">
                <text:p>101.375</text:p>
              </table:table-cell>
              <table:table-cell office:value-type="float" office:value="89.5625">
                <text:p>89.5625</text:p>
              </table:table-cell>
              <table:table-cell office:value-type="float" office:value="89.28125">
                <text:p>89.28125</text:p>
              </table:table-cell>
              <table:table-cell office:value-type="float" office:value="90.03125">
                <text:p>90.03125</text:p>
              </table:table-cell>
              <table:table-cell office:value-type="float" office:value="91.34375">
                <text:p>91.34375</text:p>
              </table:table-cell>
              <table:table-cell office:value-type="float" office:value="93.21875">
                <text:p>93.21875</text:p>
              </table:table-cell>
              <table:table-cell office:value-type="float" office:value="95.28125">
                <text:p>95.28125</text:p>
              </table:table-cell>
              <table:table-cell office:value-type="float" office:value="97.4375">
                <text:p>97.4375</text:p>
              </table:table-cell>
              <table:table-cell office:value-type="float" office:value="99.40625">
                <text:p>99.40625</text:p>
              </table:table-cell>
              <table:table-cell office:value-type="float" office:value="101.09375">
                <text:p>101.09375</text:p>
              </table:table-cell>
              <table:table-cell office:value-type="float" office:value="101.09375">
                <text:p>101.09375</text:p>
              </table:table-cell>
              <table:table-cell office:value-type="float" office:value="101.09375">
                <text:p>101.09375</text:p>
              </table:table-cell>
              <table:table-cell office:value-type="float" office:value="101.09375">
                <text:p>101.09375</text:p>
              </table:table-cell>
              <table:table-cell office:value-type="float" office:value="101.09375">
                <text:p>101.09375</text:p>
              </table:table-cell>
              <table:table-cell office:value-type="float" office:value="101.09375">
                <text:p>101.09375</text:p>
              </table:table-cell>
              <table:table-cell office:value-type="float" office:value="101.09375">
                <text:p>101.09375</text:p>
              </table:table-cell>
              <table:table-cell office:value-type="float" office:value="100.8125">
                <text:p>100.8125</text:p>
              </table:table-cell>
              <table:table-cell office:value-type="float" office:value="99.40625">
                <text:p>99.40625</text:p>
              </table:table-cell>
              <table:table-cell office:value-type="float" office:value="97.4375">
                <text:p>97.4375</text:p>
              </table:table-cell>
              <table:table-cell office:value-type="float" office:value="94.90625">
                <text:p>94.90625</text:p>
              </table:table-cell>
              <table:table-cell office:value-type="float" office:value="92.375">
                <text:p>92.375</text:p>
              </table:table-cell>
              <table:table-cell office:value-type="float" office:value="89.5625">
                <text:p>89.5625</text:p>
              </table:table-cell>
              <table:table-cell office:value-type="float" office:value="87.03125">
                <text:p>87.03125</text:p>
              </table:table-cell>
              <table:table-cell office:value-type="float" office:value="84.5">
                <text:p>84.5</text:p>
              </table:table-cell>
              <table:table-cell office:value-type="float" office:value="84.5">
                <text:p>84.5</text:p>
              </table:table-cell>
              <table:table-cell office:value-type="float" office:value="83.9375">
                <text:p>83.9375</text:p>
              </table:table-cell>
              <table:table-cell office:value-type="float" office:value="86.1875">
                <text:p>86.1875</text:p>
              </table:table-cell>
              <table:table-cell office:value-type="float" office:value="90.125">
                <text:p>90.125</text:p>
              </table:table-cell>
              <table:table-cell office:value-type="float" office:value="95.75">
                <text:p>95.75</text:p>
              </table:table-cell>
              <table:table-cell office:value-type="float" office:value="101.9375">
                <text:p>101.9375</text:p>
              </table:table-cell>
              <table:table-cell office:value-type="float" office:value="108.40625">
                <text:p>108.40625</text:p>
              </table:table-cell>
              <table:table-cell office:value-type="float" office:value="114.3125">
                <text:p>114.3125</text:p>
              </table:table-cell>
              <table:table-cell office:value-type="float" office:value="119.75">
                <text:p>119.75</text:p>
              </table:table-cell>
              <table:table-cell office:value-type="float" office:value="86.75">
                <text:p>86.75</text:p>
              </table:table-cell>
              <table:table-cell office:value-type="float" office:value="88.8125">
                <text:p>88.8125</text:p>
              </table:table-cell>
              <table:table-cell office:value-type="float" office:value="94.4375">
                <text:p>94.4375</text:p>
              </table:table-cell>
              <table:table-cell office:value-type="float" office:value="101.75">
                <text:p>101.75</text:p>
              </table:table-cell>
              <table:table-cell office:value-type="float" office:value="111.125">
                <text:p>111.125</text:p>
              </table:table-cell>
              <table:table-cell office:value-type="float" office:value="120.6875">
                <text:p>120.6875</text:p>
              </table:table-cell>
              <table:table-cell office:value-type="float" office:value="130.53125">
                <text:p>130.53125</text:p>
              </table:table-cell>
              <table:table-cell office:value-type="float" office:value="136.4375">
                <text:p>136.4375</text:p>
              </table:table-cell>
              <table:table-cell office:value-type="float" office:value="142.25">
                <text:p>142.25</text:p>
              </table:table-cell>
              <table:table-cell office:value-type="float" office:value="139.25">
                <text:p>139.25</text:p>
              </table:table-cell>
              <table:table-cell office:value-type="float" office:value="134">
                <text:p>134</text:p>
              </table:table-cell>
              <table:table-cell office:value-type="float" office:value="126.5">
                <text:p>126.5</text:p>
              </table:table-cell>
              <table:table-cell office:value-type="float" office:value="118.25">
                <text:p>118.25</text:p>
              </table:table-cell>
              <table:table-cell office:value-type="float" office:value="109.625">
                <text:p>109.625</text:p>
              </table:table-cell>
              <table:table-cell office:value-type="float" office:value="101.75">
                <text:p>101.75</text:p>
              </table:table-cell>
              <table:table-cell office:value-type="float" office:value="96">
                <text:p>96</text:p>
              </table:table-cell>
              <table:table-cell office:value-type="float" office:value="147.5">
                <text:p>147.5</text:p>
              </table:table-cell>
              <table:table-cell office:value-type="float" office:value="155.25">
                <text:p>155.25</text:p>
              </table:table-cell>
              <table:table-cell office:value-type="float" office:value="161.25">
                <text:p>161.25</text:p>
              </table:table-cell>
              <table:table-cell office:value-type="float" office:value="165">
                <text:p>165</text:p>
              </table:table-cell>
              <table:table-cell office:value-type="float" office:value="167.5">
                <text:p>167.5</text:p>
              </table:table-cell>
              <table:table-cell office:value-type="float" office:value="168.25">
                <text:p>168.25</text:p>
              </table:table-cell>
              <table:table-cell office:value-type="float" office:value="168.625">
                <text:p>168.625</text:p>
              </table:table-cell>
              <table:table-cell office:value-type="float" office:value="160.75">
                <text:p>160.75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.375">
                <text:p>30.375</text:p>
              </table:table-cell>
              <table:table-cell office:value-type="float" office:value="156.25">
                <text:p>156.25</text:p>
              </table:table-cell>
              <table:table-cell office:value-type="float" office:value="160.875">
                <text:p>160.875</text:p>
              </table:table-cell>
              <table:table-cell office:value-type="float" office:value="156.25">
                <text:p>156.25</text:p>
              </table:table-cell>
              <table:table-cell office:value-type="float" office:value="145.625">
                <text:p>145.625</text:p>
              </table:table-cell>
              <table:table-cell office:value-type="float" office:value="129.375">
                <text:p>129.375</text:p>
              </table:table-cell>
              <table:table-cell office:value-type="float" office:value="110.75">
                <text:p>110.75</text:p>
              </table:table-cell>
              <table:table-cell office:value-type="float" office:value="91.125">
                <text:p>91.125</text:p>
              </table:table-cell>
              <table:table-cell office:value-type="float" office:value="70.125">
                <text:p>70.125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.46875">
                <text:p>10.46875</text:p>
              </table:table-cell>
              <table:table-cell office:value-type="float" office:value="10.28125">
                <text:p>10.28125</text:p>
              </table:table-cell>
              <table:table-cell office:value-type="float" office:value="10.84375">
                <text:p>10.84375</text:p>
              </table:table-cell>
              <table:table-cell office:value-type="float" office:value="11.03125">
                <text:p>11.03125</text:p>
              </table:table-cell>
              <table:table-cell office:value-type="float" office:value="12.15625">
                <text:p>12.15625</text:p>
              </table:table-cell>
              <table:table-cell office:value-type="float" office:value="13.09375">
                <text:p>13.09375</text:p>
              </table:table-cell>
              <table:table-cell office:value-type="float" office:value="12.71875">
                <text:p>12.71875</text:p>
              </table:table-cell>
              <table:table-cell office:value-type="float" office:value="11.96875">
                <text:p>11.96875</text:p>
              </table:table-cell>
              <table:table-cell office:value-type="float" office:value="9.4375">
                <text:p>9.4375</text:p>
              </table:table-cell>
              <table:table-cell office:value-type="float" office:value="7">
                <text:p>7</text:p>
              </table:table-cell>
              <table:table-cell office:value-type="float" office:value="3.375">
                <text:p>3.375</text:p>
              </table:table-cell>
              <table:table-cell office:value-type="float" office:value="-0.71875">
                <text:p>-0.71875</text:p>
              </table:table-cell>
              <table:table-cell office:value-type="float" office:value="-5.28125">
                <text:p>-5.28125</text:p>
              </table:table-cell>
              <table:table-cell office:value-type="float" office:value="-8.3125">
                <text:p>-8.3125</text:p>
              </table:table-cell>
              <table:table-cell office:value-type="float" office:value="-11.375">
                <text:p>-11.375</text:p>
              </table:table-cell>
              <table:table-cell office:value-type="float" office:value="-13.84375">
                <text:p>-13.84375</text:p>
              </table:table-cell>
              <table:table-cell office:value-type="float" office:value="-15.09375">
                <text:p>-15.09375</text:p>
              </table:table-cell>
              <table:table-cell office:value-type="float" office:value="-13.28125">
                <text:p>-13.28125</text:p>
              </table:table-cell>
              <table:table-cell office:value-type="float" office:value="-10.1875">
                <text:p>-10.1875</text:p>
              </table:table-cell>
              <table:table-cell office:value-type="float" office:value="-8.34375">
                <text:p>-8.34375</text:p>
              </table:table-cell>
              <table:table-cell office:value-type="float" office:value="-4.6875">
                <text:p>-4.6875</text:p>
              </table:table-cell>
              <table:table-cell office:value-type="float" office:value="-0.84375">
                <text:p>-0.84375</text:p>
              </table:table-cell>
              <table:table-cell office:value-type="float" office:value="2.15625">
                <text:p>2.15625</text:p>
              </table:table-cell>
              <table:table-cell office:value-type="float" office:value="8.125">
                <text:p>8.125</text:p>
              </table:table-cell>
              <table:table-cell office:value-type="float" office:value="11.96875">
                <text:p>11.96875</text:p>
              </table:table-cell>
              <table:table-cell office:value-type="float" office:value="14.875">
                <text:p>14.875</text:p>
              </table:table-cell>
              <table:table-cell office:value-type="float" office:value="16.15625">
                <text:p>16.15625</text:p>
              </table:table-cell>
              <table:table-cell office:value-type="float" office:value="16.4375">
                <text:p>16.4375</text:p>
              </table:table-cell>
              <table:table-cell office:value-type="float" office:value="15.59375">
                <text:p>15.59375</text:p>
              </table:table-cell>
              <table:table-cell office:value-type="float" office:value="11.1875">
                <text:p>11.1875</text:p>
              </table:table-cell>
              <table:table-cell office:value-type="float" office:value="8.09375">
                <text:p>8.09375</text:p>
              </table:table-cell>
              <table:table-cell office:value-type="float" office:value="5.5625">
                <text:p>5.5625</text:p>
              </table:table-cell>
              <table:table-cell office:value-type="float" office:value="0.5">
                <text:p>0.5</text:p>
              </table:table-cell>
              <table:table-cell office:value-type="float" office:value="-4.09375">
                <text:p>-4.09375</text:p>
              </table:table-cell>
              <table:table-cell office:value-type="float" office:value="-7.84375">
                <text:p>-7.84375</text:p>
              </table:table-cell>
              <table:table-cell office:value-type="float" office:value="-10.65625">
                <text:p>-10.65625</text:p>
              </table:table-cell>
              <table:table-cell office:value-type="float" office:value="-11.6875">
                <text:p>-11.6875</text:p>
              </table:table-cell>
              <table:table-cell office:value-type="float" office:value="-10.21875">
                <text:p>-10.21875</text:p>
              </table:table-cell>
              <table:table-cell office:value-type="float" office:value="-1.5625">
                <text:p>-1.5625</text:p>
              </table:table-cell>
              <table:table-cell office:value-type="float" office:value="7.78125">
                <text:p>7.78125</text:p>
              </table:table-cell>
              <table:table-cell office:value-type="float" office:value="18.65625">
                <text:p>18.65625</text:p>
              </table:table-cell>
              <table:table-cell office:value-type="float" office:value="33.25">
                <text:p>33.25</text:p>
              </table:table-cell>
              <table:table-cell office:value-type="float" office:value="48.5">
                <text:p>48.5</text:p>
              </table:table-cell>
              <table:table-cell office:value-type="float" office:value="61.0625">
                <text:p>61.0625</text:p>
              </table:table-cell>
              <table:table-cell office:value-type="float" office:value="72.125">
                <text:p>72.125</text:p>
              </table:table-cell>
              <table:table-cell office:value-type="float" office:value="74.09375">
                <text:p>74.09375</text:p>
              </table:table-cell>
              <table:table-cell office:value-type="float" office:value="77.28125">
                <text:p>77.28125</text:p>
              </table:table-cell>
              <table:table-cell office:value-type="float" office:value="72.1875">
                <text:p>72.1875</text:p>
              </table:table-cell>
              <table:table-cell office:value-type="float" office:value="64.03125">
                <text:p>64.03125</text:p>
              </table:table-cell>
              <table:table-cell office:value-type="float" office:value="52.53125">
                <text:p>52.53125</text:p>
              </table:table-cell>
              <table:table-cell office:value-type="float" office:value="36.21875">
                <text:p>36.21875</text:p>
              </table:table-cell>
              <table:table-cell office:value-type="float" office:value="19.5625">
                <text:p>19.5625</text:p>
              </table:table-cell>
              <table:table-cell office:value-type="float" office:value="4.8125">
                <text:p>4.8125</text:p>
              </table:table-cell>
              <table:table-cell office:value-type="float" office:value="-5.875">
                <text:p>-5.875</text:p>
              </table:table-cell>
              <table:table-cell office:value-type="float" office:value="-5.03125">
                <text:p>-5.03125</text:p>
              </table:table-cell>
              <table:table-cell office:value-type="float" office:value="-6.21875">
                <text:p>-6.21875</text:p>
              </table:table-cell>
              <table:table-cell office:value-type="float" office:value="2.8125">
                <text:p>2.8125</text:p>
              </table:table-cell>
              <table:table-cell office:value-type="float" office:value="14.53125">
                <text:p>14.53125</text:p>
              </table:table-cell>
              <table:table-cell office:value-type="float" office:value="30.875">
                <text:p>30.875</text:p>
              </table:table-cell>
              <table:table-cell office:value-type="float" office:value="49.84375">
                <text:p>49.84375</text:p>
              </table:table-cell>
              <table:table-cell office:value-type="float" office:value="70.8125">
                <text:p>70.8125</text:p>
              </table:table-cell>
              <table:table-cell office:value-type="float" office:value="85.09375">
                <text:p>85.09375</text:p>
              </table:table-cell>
              <table:table-cell office:value-type="float" office:value="98">
                <text:p>98</text:p>
              </table:table-cell>
              <table:table-cell office:value-type="float" office:value="98.75">
                <text:p>98.75</text:p>
              </table:table-cell>
              <table:table-cell office:value-type="float" office:value="99.3125">
                <text:p>99.3125</text:p>
              </table:table-cell>
              <table:table-cell office:value-type="float" office:value="90.46875">
                <text:p>90.46875</text:p>
              </table:table-cell>
              <table:table-cell office:value-type="float" office:value="78.375">
                <text:p>78.375</text:p>
              </table:table-cell>
              <table:table-cell office:value-type="float" office:value="62.9375">
                <text:p>62.9375</text:p>
              </table:table-cell>
              <table:table-cell office:value-type="float" office:value="43.53125">
                <text:p>43.53125</text:p>
              </table:table-cell>
              <table:table-cell office:value-type="float" office:value="23.5">
                <text:p>23.5</text:p>
              </table:table-cell>
              <table:table-cell office:value-type="float" office:value="8.1875">
                <text:p>8.1875</text:p>
              </table:table-cell>
              <table:table-cell office:value-type="float" office:value="-6.34375">
                <text:p>-6.34375</text:p>
              </table:table-cell>
              <table:table-cell office:value-type="float" office:value="-8.875">
                <text:p>-8.875</text:p>
              </table:table-cell>
              <table:table-cell office:value-type="float" office:value="-13.15625">
                <text:p>-13.15625</text:p>
              </table:table-cell>
              <table:table-cell office:value-type="float" office:value="-6.65625">
                <text:p>-6.65625</text:p>
              </table:table-cell>
              <table:table-cell office:value-type="float" office:value="2.0625">
                <text:p>2.0625</text:p>
              </table:table-cell>
              <table:table-cell office:value-type="float" office:value="16.25">
                <text:p>16.25</text:p>
              </table:table-cell>
              <table:table-cell office:value-type="float" office:value="34.9375">
                <text:p>34.9375</text:p>
              </table:table-cell>
              <table:table-cell office:value-type="float" office:value="54.5">
                <text:p>54.5</text:p>
              </table:table-cell>
              <table:table-cell office:value-type="float" office:value="68.6875">
                <text:p>68.6875</text:p>
              </table:table-cell>
              <table:table-cell office:value-type="float" office:value="83.46875">
                <text:p>83.46875</text:p>
              </table:table-cell>
              <table:table-cell office:value-type="float" office:value="86.65625">
                <text:p>86.65625</text:p>
              </table:table-cell>
              <table:table-cell office:value-type="float" office:value="90.78125">
                <text:p>90.78125</text:p>
              </table:table-cell>
              <table:table-cell office:value-type="float" office:value="85.6875">
                <text:p>85.6875</text:p>
              </table:table-cell>
              <table:table-cell office:value-type="float" office:value="76.40625">
                <text:p>76.40625</text:p>
              </table:table-cell>
              <table:table-cell office:value-type="float" office:value="63.21875">
                <text:p>63.21875</text:p>
              </table:table-cell>
              <table:table-cell office:value-type="float" office:value="43.8125">
                <text:p>43.8125</text:p>
              </table:table-cell>
              <table:table-cell office:value-type="float" office:value="25.09375">
                <text:p>25.09375</text:p>
              </table:table-cell>
              <table:table-cell office:value-type="float" office:value="10.53125">
                <text:p>10.53125</text:p>
              </table:table-cell>
              <table:table-cell office:value-type="float" office:value="-2.6875">
                <text:p>-2.6875</text:p>
              </table:table-cell>
              <table:table-cell office:value-type="float" office:value="-5.875">
                <text:p>-5.875</text:p>
              </table:table-cell>
              <table:table-cell office:value-type="float" office:value="-10.53125">
                <text:p>-10.53125</text:p>
              </table:table-cell>
              <table:table-cell office:value-type="float" office:value="-5.0625">
                <text:p>-5.0625</text:p>
              </table:table-cell>
              <table:table-cell office:value-type="float" office:value="2.8125">
                <text:p>2.8125</text:p>
              </table:table-cell>
              <table:table-cell office:value-type="float" office:value="16.53125">
                <text:p>16.53125</text:p>
              </table:table-cell>
              <table:table-cell office:value-type="float" office:value="35.125">
                <text:p>35.125</text:p>
              </table:table-cell>
              <table:table-cell office:value-type="float" office:value="54.125">
                <text:p>54.125</text:p>
              </table:table-cell>
              <table:table-cell office:value-type="float" office:value="69.625">
                <text:p>69.625</text:p>
              </table:table-cell>
              <table:table-cell office:value-type="float" office:value="87.59375">
                <text:p>87.59375</text:p>
              </table:table-cell>
              <table:table-cell office:value-type="float" office:value="94.34375">
                <text:p>94.34375</text:p>
              </table:table-cell>
              <table:table-cell office:value-type="float" office:value="101.65625">
                <text:p>101.65625</text:p>
              </table:table-cell>
              <table:table-cell office:value-type="float" office:value="98.90625">
                <text:p>98.90625</text:p>
              </table:table-cell>
              <table:table-cell office:value-type="float" office:value="91.875">
                <text:p>91.875</text:p>
              </table:table-cell>
              <table:table-cell office:value-type="float" office:value="78.125">
                <text:p>78.125</text:p>
              </table:table-cell>
              <table:table-cell office:value-type="float" office:value="58.90625">
                <text:p>58.90625</text:p>
              </table:table-cell>
              <table:table-cell office:value-type="float" office:value="38.96875">
                <text:p>38.96875</text:p>
              </table:table-cell>
              <table:table-cell office:value-type="float" office:value="21.96875">
                <text:p>21.96875</text:p>
              </table:table-cell>
              <table:table-cell office:value-type="float" office:value="4.0625">
                <text:p>4.0625</text:p>
              </table:table-cell>
              <table:table-cell office:value-type="float" office:value="-3.25">
                <text:p>-3.25</text:p>
              </table:table-cell>
              <table:table-cell office:value-type="float" office:value="-11.46875">
                <text:p>-11.46875</text:p>
              </table:table-cell>
              <table:table-cell office:value-type="float" office:value="-9.28125">
                <text:p>-9.28125</text:p>
              </table:table-cell>
              <table:table-cell office:value-type="float" office:value="-3.9375">
                <text:p>-3.9375</text:p>
              </table:table-cell>
              <table:table-cell office:value-type="float" office:value="10.8125">
                <text:p>10.8125</text:p>
              </table:table-cell>
              <table:table-cell office:value-type="float" office:value="26.875">
                <text:p>26.875</text:p>
              </table:table-cell>
              <table:table-cell office:value-type="float" office:value="43.25">
                <text:p>43.25</text:p>
              </table:table-cell>
              <table:table-cell office:value-type="float" office:value="55">
                <text:p>55</text:p>
              </table:table-cell>
              <table:table-cell office:value-type="float" office:value="69.03125">
                <text:p>69.03125</text:p>
              </table:table-cell>
              <table:table-cell office:value-type="float" office:value="72.40625">
                <text:p>72.40625</text:p>
              </table:table-cell>
              <table:table-cell office:value-type="float" office:value="76.34375">
                <text:p>76.34375</text:p>
              </table:table-cell>
              <table:table-cell office:value-type="float" office:value="74.0625">
                <text:p>74.0625</text:p>
              </table:table-cell>
              <table:table-cell office:value-type="float" office:value="65.90625">
                <text:p>65.90625</text:p>
              </table:table-cell>
              <table:table-cell office:value-type="float" office:value="56.09375">
                <text:p>56.09375</text:p>
              </table:table-cell>
              <table:table-cell office:value-type="float" office:value="38.9375">
                <text:p>38.9375</text:p>
              </table:table-cell>
              <table:table-cell office:value-type="float" office:value="22.375">
                <text:p>22.375</text:p>
              </table:table-cell>
              <table:table-cell office:value-type="float" office:value="9.3125">
                <text:p>9.3125</text:p>
              </table:table-cell>
              <table:table-cell office:value-type="float" office:value="-4.46875">
                <text:p>-4.46875</text:p>
              </table:table-cell>
              <table:table-cell office:value-type="float" office:value="-8.03125">
                <text:p>-8.03125</text:p>
              </table:table-cell>
              <table:table-cell office:value-type="float" office:value="-14.4375">
                <text:p>-14.4375</text:p>
              </table:table-cell>
              <table:table-cell office:value-type="float" office:value="-11.8125">
                <text:p>-11.8125</text:p>
              </table:table-cell>
              <table:table-cell office:value-type="float" office:value="-11.15625">
                <text:p>-11.15625</text:p>
              </table:table-cell>
              <table:table-cell office:value-type="float" office:value="-9.15625">
                <text:p>-9.15625</text:p>
              </table:table-cell>
              <table:table-cell office:value-type="float" office:value="-5.71875">
                <text:p>-5.71875</text:p>
              </table:table-cell>
              <table:table-cell office:value-type="float" office:value="1.0625">
                <text:p>1.0625</text:p>
              </table:table-cell>
              <table:table-cell office:value-type="float" office:value="5.21875">
                <text:p>5.21875</text:p>
              </table:table-cell>
              <table:table-cell office:value-type="float" office:value="10.8125">
                <text:p>10.8125</text:p>
              </table:table-cell>
              <table:table-cell office:value-type="float" office:value="14.46875">
                <text:p>14.46875</text:p>
              </table:table-cell>
              <table:table-cell office:value-type="float" office:value="16.34375">
                <text:p>16.34375</text:p>
              </table:table-cell>
              <table:table-cell office:value-type="float" office:value="12.5">
                <text:p>12.5</text:p>
              </table:table-cell>
              <table:table-cell office:value-type="float" office:value="10.90625">
                <text:p>10.90625</text:p>
              </table:table-cell>
              <table:table-cell office:value-type="float" office:value="8.375">
                <text:p>8.375</text:p>
              </table:table-cell>
              <table:table-cell office:value-type="float" office:value="3.59375">
                <text:p>3.59375</text:p>
              </table:table-cell>
              <table:table-cell office:value-type="float" office:value="1.0625">
                <text:p>1.0625</text:p>
              </table:table-cell>
              <table:table-cell office:value-type="float" office:value="-0.34375">
                <text:p>-0.34375</text:p>
              </table:table-cell>
              <table:table-cell office:value-type="float" office:value="-4.1875">
                <text:p>-4.1875</text:p>
              </table:table-cell>
              <table:table-cell office:value-type="float" office:value="-6.34375">
                <text:p>-6.34375</text:p>
              </table:table-cell>
              <table:table-cell office:value-type="float" office:value="-8.6875">
                <text:p>-8.6875</text:p>
              </table:table-cell>
              <table:table-cell office:value-type="float" office:value="-12">
                <text:p>-12</text:p>
              </table:table-cell>
              <table:table-cell office:value-type="float" office:value="-14.65625">
                <text:p>-14.65625</text:p>
              </table:table-cell>
              <table:table-cell office:value-type="float" office:value="-14.15625">
                <text:p>-14.15625</text:p>
              </table:table-cell>
              <table:table-cell office:value-type="float" office:value="-11.46875">
                <text:p>-11.46875</text:p>
              </table:table-cell>
              <table:table-cell office:value-type="float" office:value="-8.8125">
                <text:p>-8.8125</text:p>
              </table:table-cell>
              <table:table-cell office:value-type="float" office:value="-5.03125">
                <text:p>-5.03125</text:p>
              </table:table-cell>
              <table:table-cell office:value-type="float" office:value="-0.3125">
                <text:p>-0.3125</text:p>
              </table:table-cell>
              <table:table-cell office:value-type="float" office:value="-7.65625">
                <text:p>-7.65625</text:p>
              </table:table-cell>
              <table:table-cell office:value-type="float" office:value="-4.28125">
                <text:p>-4.28125</text:p>
              </table:table-cell>
              <table:table-cell office:value-type="float" office:value="0.75">
                <text:p>0.75</text:p>
              </table:table-cell>
              <table:table-cell office:value-type="float" office:value="4.65625">
                <text:p>4.65625</text:p>
              </table:table-cell>
              <table:table-cell office:value-type="float" office:value="8.625">
                <text:p>8.625</text:p>
              </table:table-cell>
              <table:table-cell office:value-type="float" office:value="8.59375">
                <text:p>8.59375</text:p>
              </table:table-cell>
              <table:table-cell office:value-type="float" office:value="10.96875">
                <text:p>10.96875</text:p>
              </table:table-cell>
              <table:table-cell office:value-type="float" office:value="10.90625">
                <text:p>10.90625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7.96875">
                <text:p>97.96875</text:p>
              </table:table-cell>
              <table:table-cell office:value-type="float" office:value="98.25">
                <text:p>98.25</text:p>
              </table:table-cell>
              <table:table-cell office:value-type="float" office:value="97.78125">
                <text:p>97.78125</text:p>
              </table:table-cell>
              <table:table-cell office:value-type="float" office:value="96.375">
                <text:p>96.375</text:p>
              </table:table-cell>
              <table:table-cell office:value-type="float" office:value="94.6875">
                <text:p>94.6875</text:p>
              </table:table-cell>
              <table:table-cell office:value-type="float" office:value="93.75">
                <text:p>93.75</text:p>
              </table:table-cell>
              <table:table-cell office:value-type="float" office:value="94.125">
                <text:p>94.125</text:p>
              </table:table-cell>
              <table:table-cell office:value-type="float" office:value="95.90625">
                <text:p>95.90625</text:p>
              </table:table-cell>
              <table:table-cell office:value-type="float" office:value="99.5625">
                <text:p>99.5625</text:p>
              </table:table-cell>
              <table:table-cell office:value-type="float" office:value="103.3125">
                <text:p>103.3125</text:p>
              </table:table-cell>
              <table:table-cell office:value-type="float" office:value="107.8125">
                <text:p>107.8125</text:p>
              </table:table-cell>
              <table:table-cell office:value-type="float" office:value="112.6875">
                <text:p>112.6875</text:p>
              </table:table-cell>
              <table:table-cell office:value-type="float" office:value="117.46875">
                <text:p>117.46875</text:p>
              </table:table-cell>
              <table:table-cell office:value-type="float" office:value="119.15625">
                <text:p>119.15625</text:p>
              </table:table-cell>
              <table:table-cell office:value-type="float" office:value="119.53125">
                <text:p>119.53125</text:p>
              </table:table-cell>
              <table:table-cell office:value-type="float" office:value="121.96875">
                <text:p>121.96875</text:p>
              </table:table-cell>
              <table:table-cell office:value-type="float" office:value="121.78125">
                <text:p>121.78125</text:p>
              </table:table-cell>
              <table:table-cell office:value-type="float" office:value="117.5625">
                <text:p>117.5625</text:p>
              </table:table-cell>
              <table:table-cell office:value-type="float" office:value="112.03125">
                <text:p>112.03125</text:p>
              </table:table-cell>
              <table:table-cell office:value-type="float" office:value="106.96875">
                <text:p>106.96875</text:p>
              </table:table-cell>
              <table:table-cell office:value-type="float" office:value="101.71875">
                <text:p>101.71875</text:p>
              </table:table-cell>
              <table:table-cell office:value-type="float" office:value="95.25">
                <text:p>95.25</text:p>
              </table:table-cell>
              <table:table-cell office:value-type="float" office:value="90.9375">
                <text:p>90.9375</text:p>
              </table:table-cell>
              <table:table-cell office:value-type="float" office:value="83.625">
                <text:p>83.625</text:p>
              </table:table-cell>
              <table:table-cell office:value-type="float" office:value="78">
                <text:p>78</text:p>
              </table:table-cell>
              <table:table-cell office:value-type="float" office:value="73.875">
                <text:p>73.875</text:p>
              </table:table-cell>
              <table:table-cell office:value-type="float" office:value="72.46875">
                <text:p>72.46875</text:p>
              </table:table-cell>
              <table:table-cell office:value-type="float" office:value="71.8125">
                <text:p>71.8125</text:p>
              </table:table-cell>
              <table:table-cell office:value-type="float" office:value="72.9375">
                <text:p>72.9375</text:p>
              </table:table-cell>
              <table:table-cell office:value-type="float" office:value="78.65625">
                <text:p>78.65625</text:p>
              </table:table-cell>
              <table:table-cell office:value-type="float" office:value="85.59375">
                <text:p>85.59375</text:p>
              </table:table-cell>
              <table:table-cell office:value-type="float" office:value="86.15625">
                <text:p>86.15625</text:p>
              </table:table-cell>
              <table:table-cell office:value-type="float" office:value="88.40625">
                <text:p>88.40625</text:p>
              </table:table-cell>
              <table:table-cell office:value-type="float" office:value="96.46875">
                <text:p>96.46875</text:p>
              </table:table-cell>
              <table:table-cell office:value-type="float" office:value="103.03125">
                <text:p>103.03125</text:p>
              </table:table-cell>
              <table:table-cell office:value-type="float" office:value="105.9375">
                <text:p>105.9375</text:p>
              </table:table-cell>
              <table:table-cell office:value-type="float" office:value="106.78125">
                <text:p>106.78125</text:p>
              </table:table-cell>
              <table:table-cell office:value-type="float" office:value="103.96875">
                <text:p>103.96875</text:p>
              </table:table-cell>
              <table:table-cell office:value-type="float" office:value="91.71875">
                <text:p>91.71875</text:p>
              </table:table-cell>
              <table:table-cell office:value-type="float" office:value="77.25">
                <text:p>77.25</text:p>
              </table:table-cell>
              <table:table-cell office:value-type="float" office:value="61.4375">
                <text:p>61.4375</text:p>
              </table:table-cell>
              <table:table-cell office:value-type="float" office:value="39.5">
                <text:p>39.5</text:p>
              </table:table-cell>
              <table:table-cell office:value-type="float" office:value="18.125">
                <text:p>18.125</text:p>
              </table:table-cell>
              <table:table-cell office:value-type="float" office:value="-1.125">
                <text:p>-1.125</text:p>
              </table:table-cell>
              <table:table-cell office:value-type="float" office:value="-16.03125">
                <text:p>-16.03125</text:p>
              </table:table-cell>
              <table:table-cell office:value-type="float" office:value="-17.8125">
                <text:p>-17.8125</text:p>
              </table:table-cell>
              <table:table-cell office:value-type="float" office:value="-12.0625">
                <text:p>-12.0625</text:p>
              </table:table-cell>
              <table:table-cell office:value-type="float" office:value="-9.34375">
                <text:p>-9.34375</text:p>
              </table:table-cell>
              <table:table-cell office:value-type="float" office:value="2.59375">
                <text:p>2.59375</text:p>
              </table:table-cell>
              <table:table-cell office:value-type="float" office:value="18.15625">
                <text:p>18.15625</text:p>
              </table:table-cell>
              <table:table-cell office:value-type="float" office:value="38.40625">
                <text:p>38.40625</text:p>
              </table:table-cell>
              <table:table-cell office:value-type="float" office:value="65.46875">
                <text:p>65.46875</text:p>
              </table:table-cell>
              <table:table-cell office:value-type="float" office:value="89.03125">
                <text:p>89.03125</text:p>
              </table:table-cell>
              <table:table-cell office:value-type="float" office:value="104.8125">
                <text:p>104.8125</text:p>
              </table:table-cell>
              <table:table-cell office:value-type="float" office:value="103.03125">
                <text:p>103.03125</text:p>
              </table:table-cell>
              <table:table-cell office:value-type="float" office:value="104.09375">
                <text:p>104.09375</text:p>
              </table:table-cell>
              <table:table-cell office:value-type="float" office:value="90.96875">
                <text:p>90.96875</text:p>
              </table:table-cell>
              <table:table-cell office:value-type="float" office:value="71.875">
                <text:p>71.875</text:p>
              </table:table-cell>
              <table:table-cell office:value-type="float" office:value="48.4375">
                <text:p>48.4375</text:p>
              </table:table-cell>
              <table:table-cell office:value-type="float" office:value="18.25">
                <text:p>18.25</text:p>
              </table:table-cell>
              <table:table-cell office:value-type="float" office:value="-11.625">
                <text:p>-11.625</text:p>
              </table:table-cell>
              <table:table-cell office:value-type="float" office:value="-33.875">
                <text:p>-33.875</text:p>
              </table:table-cell>
              <table:table-cell office:value-type="float" office:value="-47.90625">
                <text:p>-47.90625</text:p>
              </table:table-cell>
              <table:table-cell office:value-type="float" office:value="-51.09375">
                <text:p>-51.09375</text:p>
              </table:table-cell>
              <table:table-cell office:value-type="float" office:value="-44.125">
                <text:p>-44.125</text:p>
              </table:table-cell>
              <table:table-cell office:value-type="float" office:value="-36.8125">
                <text:p>-36.8125</text:p>
              </table:table-cell>
              <table:table-cell office:value-type="float" office:value="-19.34375">
                <text:p>-19.34375</text:p>
              </table:table-cell>
              <table:table-cell office:value-type="float" office:value="2.03125">
                <text:p>2.03125</text:p>
              </table:table-cell>
              <table:table-cell office:value-type="float" office:value="27.15625">
                <text:p>27.15625</text:p>
              </table:table-cell>
              <table:table-cell office:value-type="float" office:value="59">
                <text:p>59</text:p>
              </table:table-cell>
              <table:table-cell office:value-type="float" office:value="83.40625">
                <text:p>83.40625</text:p>
              </table:table-cell>
              <table:table-cell office:value-type="float" office:value="105.28125">
                <text:p>105.28125</text:p>
              </table:table-cell>
              <table:table-cell office:value-type="float" office:value="109.125">
                <text:p>109.125</text:p>
              </table:table-cell>
              <table:table-cell office:value-type="float" office:value="114.5">
                <text:p>114.5</text:p>
              </table:table-cell>
              <table:table-cell office:value-type="float" office:value="105.3125">
                <text:p>105.3125</text:p>
              </table:table-cell>
              <table:table-cell office:value-type="float" office:value="90.4375">
                <text:p>90.4375</text:p>
              </table:table-cell>
              <table:table-cell office:value-type="float" office:value="70.5625">
                <text:p>70.5625</text:p>
              </table:table-cell>
              <table:table-cell office:value-type="float" office:value="41.03125">
                <text:p>41.03125</text:p>
              </table:table-cell>
              <table:table-cell office:value-type="float" office:value="10.96875">
                <text:p>10.96875</text:p>
              </table:table-cell>
              <table:table-cell office:value-type="float" office:value="-9.125">
                <text:p>-9.125</text:p>
              </table:table-cell>
              <table:table-cell office:value-type="float" office:value="-24.5625">
                <text:p>-24.5625</text:p>
              </table:table-cell>
              <table:table-cell office:value-type="float" office:value="-31.21875">
                <text:p>-31.21875</text:p>
              </table:table-cell>
              <table:table-cell office:value-type="float" office:value="-28.9375">
                <text:p>-28.9375</text:p>
              </table:table-cell>
              <table:table-cell office:value-type="float" office:value="-26.875">
                <text:p>-26.875</text:p>
              </table:table-cell>
              <table:table-cell office:value-type="float" office:value="-14.375">
                <text:p>-14.375</text:p>
              </table:table-cell>
              <table:table-cell office:value-type="float" office:value="2.6875">
                <text:p>2.6875</text:p>
              </table:table-cell>
              <table:table-cell office:value-type="float" office:value="27.53125">
                <text:p>27.53125</text:p>
              </table:table-cell>
              <table:table-cell office:value-type="float" office:value="56.84375">
                <text:p>56.84375</text:p>
              </table:table-cell>
              <table:table-cell office:value-type="float" office:value="80.03125">
                <text:p>80.03125</text:p>
              </table:table-cell>
              <table:table-cell office:value-type="float" office:value="101.625">
                <text:p>101.625</text:p>
              </table:table-cell>
              <table:table-cell office:value-type="float" office:value="106.03125">
                <text:p>106.03125</text:p>
              </table:table-cell>
              <table:table-cell office:value-type="float" office:value="112.25">
                <text:p>112.25</text:p>
              </table:table-cell>
              <table:table-cell office:value-type="float" office:value="104.1875">
                <text:p>104.1875</text:p>
              </table:table-cell>
              <table:table-cell office:value-type="float" office:value="90.15625">
                <text:p>90.15625</text:p>
              </table:table-cell>
              <table:table-cell office:value-type="float" office:value="70.5625">
                <text:p>70.5625</text:p>
              </table:table-cell>
              <table:table-cell office:value-type="float" office:value="40.1875">
                <text:p>40.1875</text:p>
              </table:table-cell>
              <table:table-cell office:value-type="float" office:value="8.15625">
                <text:p>8.15625</text:p>
              </table:table-cell>
              <table:table-cell office:value-type="float" office:value="-15.03125">
                <text:p>-15.03125</text:p>
              </table:table-cell>
              <table:table-cell office:value-type="float" office:value="-34.125">
                <text:p>-34.125</text:p>
              </table:table-cell>
              <table:table-cell office:value-type="float" office:value="-44.71875">
                <text:p>-44.71875</text:p>
              </table:table-cell>
              <table:table-cell office:value-type="float" office:value="-46.9375">
                <text:p>-46.9375</text:p>
              </table:table-cell>
              <table:table-cell office:value-type="float" office:value="-48.53125">
                <text:p>-48.53125</text:p>
              </table:table-cell>
              <table:table-cell office:value-type="float" office:value="-38.75">
                <text:p>-38.75</text:p>
              </table:table-cell>
              <table:table-cell office:value-type="float" office:value="-20.65625">
                <text:p>-20.65625</text:p>
              </table:table-cell>
              <table:table-cell office:value-type="float" office:value="6.8125">
                <text:p>6.8125</text:p>
              </table:table-cell>
              <table:table-cell office:value-type="float" office:value="36.6875">
                <text:p>36.6875</text:p>
              </table:table-cell>
              <table:table-cell office:value-type="float" office:value="62.6875">
                <text:p>62.6875</text:p>
              </table:table-cell>
              <table:table-cell office:value-type="float" office:value="89.8125">
                <text:p>89.8125</text:p>
              </table:table-cell>
              <table:table-cell office:value-type="float" office:value="100.40625">
                <text:p>100.40625</text:p>
              </table:table-cell>
              <table:table-cell office:value-type="float" office:value="111.96875">
                <text:p>111.96875</text:p>
              </table:table-cell>
              <table:table-cell office:value-type="float" office:value="108.21875">
                <text:p>108.21875</text:p>
              </table:table-cell>
              <table:table-cell office:value-type="float" office:value="99.53125">
                <text:p>99.53125</text:p>
              </table:table-cell>
              <table:table-cell office:value-type="float" office:value="82.09375">
                <text:p>82.09375</text:p>
              </table:table-cell>
              <table:table-cell office:value-type="float" office:value="56.6875">
                <text:p>56.6875</text:p>
              </table:table-cell>
              <table:table-cell office:value-type="float" office:value="28.96875">
                <text:p>28.96875</text:p>
              </table:table-cell>
              <table:table-cell office:value-type="float" office:value="9.53125">
                <text:p>9.53125</text:p>
              </table:table-cell>
              <table:table-cell office:value-type="float" office:value="-5.71875">
                <text:p>-5.71875</text:p>
              </table:table-cell>
              <table:table-cell office:value-type="float" office:value="-13.5">
                <text:p>-13.5</text:p>
              </table:table-cell>
              <table:table-cell office:value-type="float" office:value="-12.0625">
                <text:p>-12.0625</text:p>
              </table:table-cell>
              <table:table-cell office:value-type="float" office:value="-15.25">
                <text:p>-15.25</text:p>
              </table:table-cell>
              <table:table-cell office:value-type="float" office:value="-8">
                <text:p>-8</text:p>
              </table:table-cell>
              <table:table-cell office:value-type="float" office:value="11.125">
                <text:p>11.125</text:p>
              </table:table-cell>
              <table:table-cell office:value-type="float" office:value="36.90625">
                <text:p>36.90625</text:p>
              </table:table-cell>
              <table:table-cell office:value-type="float" office:value="61.4375">
                <text:p>61.4375</text:p>
              </table:table-cell>
              <table:table-cell office:value-type="float" office:value="81.0625">
                <text:p>81.0625</text:p>
              </table:table-cell>
              <table:table-cell office:value-type="float" office:value="101.34375">
                <text:p>101.34375</text:p>
              </table:table-cell>
              <table:table-cell office:value-type="float" office:value="105.65625">
                <text:p>105.65625</text:p>
              </table:table-cell>
              <table:table-cell office:value-type="float" office:value="114.96875">
                <text:p>114.96875</text:p>
              </table:table-cell>
              <table:table-cell office:value-type="float" office:value="118.21875">
                <text:p>118.21875</text:p>
              </table:table-cell>
              <table:table-cell office:value-type="float" office:value="117.53125">
                <text:p>117.53125</text:p>
              </table:table-cell>
              <table:table-cell office:value-type="float" office:value="111.59375">
                <text:p>111.59375</text:p>
              </table:table-cell>
              <table:table-cell office:value-type="float" office:value="99.8125">
                <text:p>99.8125</text:p>
              </table:table-cell>
              <table:table-cell office:value-type="float" office:value="88.84375">
                <text:p>88.84375</text:p>
              </table:table-cell>
              <table:table-cell office:value-type="float" office:value="84.90625">
                <text:p>84.90625</text:p>
              </table:table-cell>
              <table:table-cell office:value-type="float" office:value="82.78125">
                <text:p>82.78125</text:p>
              </table:table-cell>
              <table:table-cell office:value-type="float" office:value="76.125">
                <text:p>76.125</text:p>
              </table:table-cell>
              <table:table-cell office:value-type="float" office:value="72.9375">
                <text:p>72.9375</text:p>
              </table:table-cell>
              <table:table-cell office:value-type="float" office:value="72.75">
                <text:p>72.75</text:p>
              </table:table-cell>
              <table:table-cell office:value-type="float" office:value="75">
                <text:p>75</text:p>
              </table:table-cell>
              <table:table-cell office:value-type="float" office:value="79.125">
                <text:p>79.125</text:p>
              </table:table-cell>
              <table:table-cell office:value-type="float" office:value="86.90625">
                <text:p>86.90625</text:p>
              </table:table-cell>
              <table:table-cell office:value-type="float" office:value="92.4375">
                <text:p>92.4375</text:p>
              </table:table-cell>
              <table:table-cell office:value-type="float" office:value="95.0625">
                <text:p>95.0625</text:p>
              </table:table-cell>
              <table:table-cell office:value-type="float" office:value="102.46875">
                <text:p>102.46875</text:p>
              </table:table-cell>
              <table:table-cell office:value-type="float" office:value="109.40625">
                <text:p>109.40625</text:p>
              </table:table-cell>
              <table:table-cell office:value-type="float" office:value="114.84375">
                <text:p>114.84375</text:p>
              </table:table-cell>
              <table:table-cell office:value-type="float" office:value="118.96875">
                <text:p>118.96875</text:p>
              </table:table-cell>
              <table:table-cell office:value-type="float" office:value="122.53125">
                <text:p>122.53125</text:p>
              </table:table-cell>
              <table:table-cell office:value-type="float" office:value="124.59375">
                <text:p>124.59375</text:p>
              </table:table-cell>
              <table:table-cell office:value-type="float" office:value="122.0625">
                <text:p>122.0625</text:p>
              </table:table-cell>
              <table:table-cell office:value-type="float" office:value="118.59375">
                <text:p>118.59375</text:p>
              </table:table-cell>
              <table:table-cell office:value-type="float" office:value="117.65625">
                <text:p>117.65625</text:p>
              </table:table-cell>
              <table:table-cell office:value-type="float" office:value="114.65625">
                <text:p>114.65625</text:p>
              </table:table-cell>
              <table:table-cell office:value-type="float" office:value="109.125">
                <text:p>109.125</text:p>
              </table:table-cell>
              <table:table-cell office:value-type="float" office:value="104.0625">
                <text:p>104.0625</text:p>
              </table:table-cell>
              <table:table-cell office:value-type="float" office:value="98.25">
                <text:p>98.25</text:p>
              </table:table-cell>
              <table:table-cell office:value-type="float" office:value="93.75">
                <text:p>93.75</text:p>
              </table:table-cell>
              <table:table-cell office:value-type="float" office:value="90.75">
                <text:p>90.75</text:p>
              </table:table-cell>
              <table:table-cell office:value-type="float" office:value="92.15625">
                <text:p>92.15625</text:p>
              </table:table-cell>
              <table:table-cell office:value-type="float" office:value="91.59375">
                <text:p>91.59375</text:p>
              </table:table-cell>
              <table:table-cell office:value-type="float" office:value="92.25">
                <text:p>92.25</text:p>
              </table:table-cell>
              <table:table-cell office:value-type="float" office:value="93.5625">
                <text:p>93.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